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3/content.xml"/>
  <manifest:file-entry manifest:media-type="text/xml" manifest:full-path="Object 3/settings.xml"/>
  <manifest:file-entry manifest:media-type="application/vnd.oasis.opendocument.formula" manifest:version="1.3"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version="1.3"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1" svg:font-family="'Liberation Serif'" style:font-pitch="variable"/>
    <style:font-face style:name="OpenSymbol" svg:font-family="OpenSymbol" style:font-pitch="variable"/>
    <style:font-face style:name="OpenSymbol1" svg:font-family="OpenSymbol" style:font-adornments="Regular" style:font-pitch="variable"/>
    <style:font-face style:name="Constantia" svg:font-family="Constant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3.541in" table:align="left" style:writing-mode="lr-tb"/>
    </style:style>
    <style:style style:name="Table1.A" style:family="table-column">
      <style:table-column-properties style:column-width="0.6583in"/>
    </style:style>
    <style:style style:name="Table1.B" style:family="table-column">
      <style:table-column-properties style:column-width="0.916in"/>
    </style:style>
    <style:style style:name="Table1.C" style:family="table-column">
      <style:table-column-properties style:column-width="0.8299in"/>
    </style:style>
    <style:style style:name="Table1.D" style:family="table-column">
      <style:table-column-properties style:column-width="1.1368in"/>
    </style:style>
    <style:style style:name="Table1.A1" style:family="table-cell">
      <style:table-cell-properties style:vertical-align="middle" fo:padding="0.0194in" fo:border="0.0007in solid #000000"/>
    </style:style>
    <style:style style:name="P1" style:family="paragraph" style:parent-style-name="LO-normal">
      <style:text-properties style:font-name="Constantia" fo:font-size="10pt" style:font-size-asian="10pt" style:font-size-complex="10pt"/>
    </style:style>
    <style:style style:name="P2" style:family="paragraph" style:parent-style-name="LO-normal">
      <style:text-properties style:font-name="Constantia" fo:font-size="10pt" fo:font-weight="bold" style:font-size-asian="10pt" style:font-weight-asian="bold" style:font-size-complex="10pt"/>
    </style:style>
    <style:style style:name="P3" style:family="paragraph" style:parent-style-name="Standard_20__28_WW_29_">
      <style:text-properties style:font-name="Constantia" fo:font-size="10pt" style:font-size-asian="10pt" style:font-size-complex="10pt"/>
    </style:style>
    <style:style style:name="P4" style:family="paragraph" style:parent-style-name="Standard_20__28_WW_29_">
      <style:text-properties style:font-name="Constantia" fo:font-size="10pt" fo:language="en" fo:country="US" style:font-size-asian="10pt" style:font-size-complex="10pt"/>
    </style:style>
    <style:style style:name="P5" style:family="paragraph" style:parent-style-name="Standard_20__28_WW_29_">
      <style:paragraph-properties fo:break-before="page"/>
      <style:text-properties style:font-name="Constantia" fo:font-size="10pt" style:font-size-asian="10pt" style:font-size-complex="10pt"/>
    </style:style>
    <style:style style:name="P6" style:family="paragraph" style:parent-style-name="Standard_20__28_WW_29_">
      <style:paragraph-properties fo:margin-left="0in" fo:margin-right="0in" fo:orphans="2" fo:widows="2" fo:text-indent="0in" style:auto-text-indent="false"/>
      <style:text-properties fo:font-variant="normal" fo:text-transform="none" fo:color="#202124" style:font-name="Constantia" fo:font-size="10pt" fo:letter-spacing="normal" fo:font-style="normal" fo:font-weight="normal" style:font-size-asian="10pt" style:font-size-complex="10pt"/>
    </style:style>
    <style:style style:name="P7" style:family="paragraph" style:parent-style-name="Standard">
      <style:text-properties style:font-name="Constantia" fo:font-size="10pt" style:font-size-asian="10pt" style:font-size-complex="10pt"/>
    </style:style>
    <style:style style:name="P8" style:family="paragraph" style:parent-style-name="Standard">
      <style:paragraph-properties fo:line-height="100%"/>
      <style:text-properties style:font-name="Constantia" fo:font-size="10pt" style:font-size-asian="10pt" style:font-size-complex="10pt"/>
    </style:style>
    <style:style style:name="P9" style:family="paragraph" style:parent-style-name="Standard_20__28_WW_29_">
      <style:paragraph-properties fo:margin-left="0.4925in" fo:margin-right="0in" fo:text-indent="0in" style:auto-text-indent="false"/>
      <style:text-properties style:font-name="Constantia" fo:font-size="10pt" style:font-size-asian="10pt" style:font-size-complex="10pt"/>
    </style:style>
    <style:style style:name="P10" style:family="paragraph" style:parent-style-name="Standard_20__28_WW_29_">
      <style:paragraph-properties fo:margin-top="0in" fo:margin-bottom="0in" fo:break-before="page"/>
      <style:text-properties style:font-name="Constantia" fo:font-size="10pt" style:font-size-asian="10pt" style:font-size-complex="10pt"/>
    </style:style>
    <style:style style:name="P11" style:family="paragraph" style:parent-style-name="Standard_20__28_WW_29_">
      <style:text-properties style:font-name="Constantia" fo:font-size="10pt" style:font-size-asian="10pt" style:font-size-complex="10pt"/>
    </style:style>
    <style:style style:name="P12" style:family="paragraph" style:parent-style-name="Standard_20__28_WW_29_" style:list-style-name="WWNum2">
      <style:text-properties style:font-name="Constantia" fo:font-size="10pt" style:font-size-asian="10pt" style:font-size-complex="10pt"/>
    </style:style>
    <style:style style:name="P13" style:family="paragraph" style:parent-style-name="Standard_20__28_WW_29_" style:list-style-name="WWNum3">
      <style:text-properties style:font-name="Constantia" fo:font-size="10pt" style:font-size-asian="10pt" style:font-size-complex="10pt"/>
    </style:style>
    <style:style style:name="P14" style:family="paragraph" style:parent-style-name="Standard_20__28_WW_29_" style:list-style-name="WWNum4">
      <style:text-properties style:font-name="Constantia" fo:font-size="10pt" style:font-size-asian="10pt" style:font-size-complex="10pt"/>
    </style:style>
    <style:style style:name="P15" style:family="paragraph" style:parent-style-name="Standard_20__28_WW_29_" style:list-style-name="WWNum5">
      <style:text-properties style:font-name="Constantia" fo:font-size="10pt" style:font-size-asian="10pt" style:font-size-complex="10pt"/>
    </style:style>
    <style:style style:name="P16" style:family="paragraph" style:parent-style-name="Standard_20__28_WW_29_" style:list-style-name="WWNum8">
      <style:text-properties style:font-name="Constantia" fo:font-size="10pt" style:font-size-asian="10pt" style:font-size-complex="10pt"/>
    </style:style>
    <style:style style:name="P17" style:family="paragraph" style:parent-style-name="Standard_20__28_WW_29_">
      <style:text-properties style:font-name="Constantia" fo:font-size="10pt" fo:language="en" fo:country="US" style:font-size-asian="10pt" style:font-size-complex="10pt"/>
    </style:style>
    <style:style style:name="P18" style:family="paragraph" style:parent-style-name="Standard_20__28_WW_29_">
      <style:paragraph-properties fo:text-align="start" style:justify-single-word="false"/>
      <style:text-properties style:font-name="Constantia"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parent-style-name="Standard_20__28_WW_29_" style:list-style-name="WWNum2" style:master-page-name="">
      <style:paragraph-properties loext:hyphenation-keep-type="column" fo:margin-left="0in" fo:margin-right="0in" fo:margin-top="0in" fo:margin-bottom="0in" fo:text-align="start" style:justify-single-word="false" fo:orphans="2" fo:widows="2" fo:hyphenation-ladder-count="no-limit" fo:text-indent="0in" style:auto-text-indent="false" style:page-number="auto" fo:background-color="transparent" style:vertical-align="baseline" style:writing-mode="lr-tb">
        <style:background-image/>
      </style:paragraph-properties>
      <style:text-properties style:font-name="Constantia" fo:font-size="10pt" style:font-size-asian="10pt" style:font-size-complex="10pt" fo:hyphenate="false" fo:hyphenation-remain-char-count="2" fo:hyphenation-push-char-count="2"/>
    </style:style>
    <style:style style:name="P20" style:family="paragraph" style:parent-style-name="Standard_20__28_WW_29_">
      <style:paragraph-properties fo:break-before="page"/>
      <style:text-properties style:font-name="Constantia" fo:font-size="10pt" style:font-size-asian="10pt" style:font-size-complex="10pt"/>
    </style:style>
    <style:style style:name="T1"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he Immaterial</text:p>
      <text:p text:style-name="P3">© 2025 Reed Axewielder</text:p>
      <text:p text:style-name="P3">© 2025 Guillermo M. Dávila Andino</text:p>
      <text:p text:style-name="P3">New York, NY</text:p>
      <text:p text:style-name="P3"/>
      <text:p text:style-name="P3"/>
      <text:p text:style-name="P3"/>
      <text:p text:style-name="P5">I think I could consolidate in writing my findings while in New York and make Art around it.</text:p>
      <text:p text:style-name="P3"/>
      <text:p text:style-name="P1">1. Theory: Directions</text:p>
      <text:p text:style-name="P1">2. Awareness</text:p>
      <text:p text:style-name="P1">3. Theory: Vital Impetus</text:p>
      <text:p text:style-name="P1">4. Theory: Filters</text:p>
      <text:p text:style-name="P1">5. Intentions, Motives</text:p>
      <text:p text:style-name="P1">6. Flowers</text:p>
      <text:p text:style-name="P1">7. Numbers</text:p>
      <text:p text:style-name="P1">8. Letters</text:p>
      <text:p text:style-name="P1"/>
      <text:p text:style-name="P1"/>
      <text:p text:style-name="P1">Stages of Awakening:</text:p>
      <text:p text:style-name="P1">1. Wake-Up</text:p>
      <text:p text:style-name="P1">2. Bliss</text:p>
      <text:p text:style-name="P1">3. The Dark Night</text:p>
      <text:p text:style-name="P1">4. The Void</text:p>
      <text:p text:style-name="P1">5. Groundedness</text:p>
      <text:p text:style-name="P3">6. Purpose or Mission</text:p>
      <text:p text:style-name="P3"/>
      <text:p text:style-name="P3"/>
      <text:p text:style-name="P3">PHYSICAL ENTERPRISES</text:p>
      <text:p text:style-name="P3">1. Care</text:p>
      <text:p text:style-name="P3">2. Work</text:p>
      <text:p text:style-name="P3">3. Chores</text:p>
      <text:p text:style-name="P3">4. Service</text:p>
      <text:p text:style-name="P3">SPIRITUAL ENTERPRISES</text:p>
      <text:p text:style-name="P3">5. Leisure</text:p>
      <text:p text:style-name="P3">6. Love</text:p>
      <text:p text:style-name="P3">7. Duty</text:p>
      <text:p text:style-name="P3">8. Wisdom</text:p>
      <text:p text:style-name="P3"/>
      <text:p text:style-name="P3"><text:s/></text:p>
      <text:p text:style-name="P3">LIFE STAGES</text:p>
      <text:p text:style-name="P3">1. Conception</text:p>
      <text:p text:style-name="P3">2. Birth</text:p>
      <text:p text:style-name="P3">3. Individuation</text:p>
      <text:p text:style-name="P3">4. Puberty</text:p>
      <text:p text:style-name="P3">5. Reproduction</text:p>
      <text:p text:style-name="P3">6. Self Realization</text:p>
      <text:p text:style-name="P3">7. Senescence</text:p>
      <text:p text:style-name="P3">8. Death</text:p>
      <text:p text:style-name="P3"/>
      <text:p text:style-name="P5"/>
      <text:p text:style-name="P3">VALUES</text:p>
      <text:p text:style-name="P3">Happiness</text:p>
      <text:p text:style-name="P3">Comfort</text:p>
      <text:p text:style-name="P3">Good</text:p>
      <text:p text:style-name="P3">Beauty</text:p>
      <text:p text:style-name="P3">Truth</text:p>
      <text:p text:style-name="P3">Grace</text:p>
      <text:p text:style-name="P3">Health</text:p>
      <text:p text:style-name="P3">Virtue</text:p>
      <text:p text:style-name="P3">Serenity</text:p>
      <text:p text:style-name="P3">Liberty</text:p>
      <text:p text:style-name="P3">Justice</text:p>
      <text:p text:style-name="P3">Fidelity</text:p>
      <text:p text:style-name="P3">Stability</text:p>
      <text:p text:style-name="P3">Knowledge</text:p>
      <text:p text:style-name="P3">Growth</text:p>
      <text:p text:style-name="P3">Trust</text:p>
      <text:p text:style-name="P3">Communication</text:p>
      <text:p text:style-name="P3">Patience</text:p>
      <text:p text:style-name="P3">Empathy</text:p>
      <text:p text:style-name="P3">Affection</text:p>
      <text:p text:style-name="P3">Respect</text:p>
      <text:p text:style-name="P3">Honesty</text:p>
      <text:p text:style-name="P3">Appreciation</text:p>
      <text:p text:style-name="P3">Love</text:p>
      <text:p text:style-name="P3">Courtesy</text:p>
      <text:p text:style-name="P3">Integrity</text:p>
      <text:p text:style-name="P3">Perseverance</text:p>
      <text:p text:style-name="P3">Indomitable Spirit</text:p>
      <text:p text:style-name="P3">Self-Control</text:p>
      <text:p text:style-name="P3"/>
      <text:p text:style-name="P3">An economical system Monday, December 3, 2018 10:08 PM</text:p>
      <text:p text:style-name="P3">Just because you don't have money, doesn't mean that you have nothing, nor that your efforts lack any value.</text:p>
      <text:p text:style-name="P3">Now, supposing there's still such a thing as private property, and that there is freedom of trade, rights and freedoms protected by some state, what would a better economical system be than current monetary ones?</text:p>
      <text:p text:style-name="P3">Suppose you have something and you will it to be possessed by someone else. Were that person to accept both the burden and the benefit of controlling such possession, it suffices for him to immediately hand you a receipt indicating, at least, that he, of a certain identification number, received from you, with your respective identification number, on that day, at that given time, whatever it was that you relinquished.</text:p>
      <text:p text:style-name="P3">Now, a few thoughts on property. There are different kinds of property. Of the tangible, we have real estate, and personal property, of which some might be perishable. Of the intangible, there is intellectual property. There is intellectual property, through which we share our ideas, memories and knowledge. Each one has the right to exploit one's property rightly and any government must guarantee such kind of property to be upheld, protecting its citizens' rights to do so.</text:p>
      <text:p text:style-name="P3">The receipt is then signed by, at least, its issuer, and any other person, with his respective identification number, who might help establish the legitimacy of the transfer of ownership. Those people can be appraisers, record keepers, accountants, witnesses, lawyers, artists, etc.</text:p>
      <text:p text:style-name="P3">The receipt can be as detailed as possible in order to help best establish the identity of the object in question, as well as its location, condition, and whatever seems pertinent to the parties involved in order to best make its transferal as effective and unambiguous as possible. This might include drawings or photographs or descriptions of the object, as well as any other documents issued by the pertinent authorities regarding the object in question.</text:p>
      <text:p text:style-name="P3">Now, the truly difficult thing to do is to establish unambiguously the exact date and place of the transaction. Given a calendar on a given jurisdiction, such feat would be relatively easy up to a certain margin of error. Furthermore, such a calendar might not be recognized on other jurisdictions. This is where I come into play. Noticing that, although <text:soft-page-break/>celestial movements are not exactly regular, i.e. they always vary a little, they can be more accurately described to a certain degree of exactitude. Since celestial movements are regular enough such that, given any two different sufficiently precise descriptions of the configuration of the celestial bodies, the amount of time elapsed between them can be easily computed to the day. Notice that there never is any uncertainty on which of both took place first, because of the precession of the equinoxes. For such an astral chart, we need to employ astronomers, who can verify the state of the universe at any given moment, using radio receivers for example. Listening to background radiation noise alone, we might very well determine our position in the universe relative to other celestial object optically observable or otherwise. But as a way of reference, there's also another use for the recording of electromagnetic radio signals, and it is to listen to atmospheric noise. With atmospheric noise, given enough stations around the globe that listen to and record such phenomena, by Fourier analysis and triangulation, when provided a particular recording of sufficient length and quality of atmospheric noise, it can be determined or corroborated the precise moment in time and space of the transaction, regardless of the calendar of any jurisdiction.</text:p>
      <text:p text:style-name="P3">Now, as the star chart is provided by the astronomer, which can be circulated daily in the newspaper, or as often as possible by any means of communication, since if you do not fail at keeping track of the number of days since the issuance of any one star chart and don't travel too far from the place it was issued, it will always be up to date in the solar department, it should be noted that the recording of the atmospheric noise can be produced by anyone anywhere with relatively little expense of resources. Most probably, way less than needed to produce a dollar bill or a cent coin. Most probably, way less than needed to account for electronic transactions or cryptocurrencies. This eliminates the need of a central bank to regulate the amount of money in circulation, or the need of a monetary system in general, by shifting the focus of the economic activity from the monetary value of the good exchanged in a market, to the ability of the market to exist as an expression of freedom from the merchants, and to an imperishable standard. In other words, the central bank might still come to the market with its dollars, looking for promissory notes, or whatever, but it will no longer be necessary to serve as a measuring stick against which to measure the value of anything. Also, if for whatever reason a man has no direct access to the equipment necessary to record the noise required to establish the record of the transaction, the other documents, provided in trust by the parties responsible in producing them, can be presented to an agent who, having verified that they are in order, can ratify the transaction and provide the standard document of its record. Also, systems can be set up by an institution in order to facilitate the record of the transactions within a community.</text:p>
      <text:p text:style-name="P3">Three things remain. One is why would it be so important to keep track of transactions. The other is the matter about the markets of derivatives. And the third regards to the details of the infrastructure needed for such a system to be viable.</text:p>
      <text:p text:style-name="P3">To deal with the first one, if every object known to exist is accounted for, when the moment comes in which it is necessary to make a decision over the future state of the universe, which is willful and purposeful and honest work, it is necessary to know the limits of our domain. Also, the public availability of such records would facilitate the comprehension of the economic activity in a free market and may be studied and learnt from one way or another. Lastly in this first issue, a thing no true government does, is to streamline in the process of tax collection.</text:p>
      <text:p text:style-name="P3"/>
      <text:p text:style-name="P3">About Music. DE PRACTICA MUSICAL</text:p>
      <text:p text:style-name="P3">Whereas, previously, the standard in music has been four-part writing, I seek to provide another model.</text:p>
      <text:p text:style-name="P3">Whereas, today, so-called artists are more ruffians and burglars, engaged in the business of flipping other people’s ideas, I propose a new order.</text:p>
      <text:p text:style-name="P3">What I propose now, for all my art is like the theorem of the sandwich. There must be something I want to transmit, portray, convey. And I’m pretty sure I could get to it with clinical accuracy, like in my prose, which I have perfected in efficiency. But in art, the objective is not the subject of the work, but the aesthetic experience of it. So, it must be paramount that the subject matter of the work is not present in it. It must be trapped in a super focused energy beam of light, but never touched. And this, either purposefully or consequently.</text:p>
      <text:p text:style-name="P3"/>
      <text:p text:style-name="P3">In a painting, you can have a conceptual perspective. If, in the foreground lies the subject matter, in the background lies the context. And whatever is closer to the subject matter, that thing is more important to the theme than that which is farther.</text:p>
      <text:p text:style-name="P3"/>
      <text:p text:style-name="P3">A piece of text is just information about the form of some imaginary object assessed, or measured, by the power of language. That asserting a meaning has to do more with showing the idioms and expressions of the person who produces a text, while the significance of a literary work is just the subjective relationship of an imaginary object resulting from its reading and the person who performs it.</text:p>
      <text:p text:style-name="P3"><text:soft-page-break/></text:p>
      <text:p text:style-name="P3">Now, we consider what is our purpose for producing music. Is it entertainment? Is it a religious endeavor? Is it for dancing? For meditation?</text:p>
      <text:p text:style-name="P3">I dare to say it’s a certain religious practice…. (Why not explore all?)</text:p>
      <text:p text:style-name="P3"/>
      <text:p text:style-name="P6">Música para sanar </text:p>
      <text:p text:style-name="P6">Music For Healing<text:line-break/>Para sanar qué cosas.<text:line-break/><text:line-break/>Un corazón roto<text:line-break/>La pérdida de un amante<text:line-break/>Traer al otro al amor de Dios </text:p>
      <text:p text:style-name="P3"/>
      <text:p text:style-name="P3">Plato says that the wings of the soul are akin to the divine, which has beauty, wisdom goodness and everything of that sort.<text:line-break/><text:line-break/>So, the goal of art is to nourish the soul's wings, which grow in the presence of the divine.<text:line-break/><text:line-break/>Music to heal myself? A lot of people need to heal.</text:p>
      <text:p text:style-name="P3"/>
      <text:p text:style-name="P3">You can only appraise dramatic material with the parts of your body. (Emotions.)</text:p>
      <text:p text:style-name="P3"/>
      <text:p text:style-name="P3">I want to create as much distance from my hand to the spectators’ senses. It’s not anonymity what I strive for, but some kind of ignorance. Also, I want to create a lot of distance between the work of art and its object. (Subject?)</text:p>
      <text:p text:style-name="P3"/>
      <text:p text:style-name="P3">On a closing note, primordial sin is the sole result of ignorance both of oneself and the other. (Absolute ignorance.)</text:p>
      <text:p text:style-name="P3"/>
      <text:p text:style-name="P3">DE COMPOSITIO</text:p>
      <text:p text:style-name="P2">Rules</text:p>
      <text:p text:style-name="P2"/>
      <text:p text:style-name="P1">1. When composing, have all the parts first. It’s the little by little, piling up, until reaching something. Estar en otra onda.</text:p>
      <text:p text:style-name="P1">The parts may be arrived at in a variety of manners. One of them being in-order.</text:p>
      <text:p text:style-name="P3">A part is a sequence of events with a determined duration and a number of voices, or a superposition of parts.</text:p>
      <text:p text:style-name="P3">Recall that in Geometry, there are only three regular polygons that tile the plane completely. (Triangle, square, hexagon.) So, in music, we can look forward to a similar concept. To have measures of time filled up by different kinds of duration of sounds.</text:p>
      <text:p text:style-name="P3">For this, we could make use of a partition function. Also, I would like to make it so that the partitions be restricted to certain intervals of duration.</text:p>
      <text:p text:style-name="P3">An event has a position in time and is the sounding of a number of voices, or a change in the sound of any number of voices.</text:p>
      <text:p text:style-name="P3">Now, we can have different methods to select our voices.</text:p>
      <text:p text:style-name="P3">A voice is a function of:</text:p>
      <text:list xml:id="list7221122747174038540" text:style-name="WWNum2">
        <text:list-item>
          <text:p text:style-name="P12">Frequency<text:tab/>(Pitch)</text:p>
        </text:list-item>
        <text:list-item>
          <text:p text:style-name="P12">Time<text:tab/><text:tab/>(Duration)</text:p>
        </text:list-item>
        <text:list-item>
          <text:p text:style-name="P12">Loudness<text:tab/>(Amplitude)<text:tab/>(Intensity)</text:p>
          <text:p text:style-name="P12"/>
          <text:p text:style-name="P19">We can relate certain frequencies to certain objects by various ways:</text:p>
        </text:list-item>
        <text:list-item>
          <text:p text:style-name="P12">Wavelength to Size</text:p>
        </text:list-item>
        <text:list-item>
          <text:p text:style-name="P12">Amplitude to Mass</text:p>
        </text:list-item>
        <text:list-item>
          <text:p text:style-name="P12">Panning to Distance or Position</text:p>
        </text:list-item>
        <text:list-item>
          <text:p text:style-name="P12">Pitch to height</text:p>
        </text:list-item>
      </text:list>
      <text:p text:style-name="P3"/>
      <text:p text:style-name="P3">The speed of sound in dry air at 20°C is = 343 m/s</text:p>
      <text:p text:style-name="P3"/>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Heading"><text:a xlink:type="simple" xlink:href="https://en.wikipedia.org/wiki/Color" text:style-name="Internet_20_link" text:visited-style-name="Visited_20_Internet_20_Link">Color</text:a></text:p>
          </table:table-cell>
          <table:table-cell table:style-name="Table1.A1" office:value-type="string">
            <text:p text:style-name="Table_20_Heading"><text:a xlink:type="simple" xlink:href="https://en.wikipedia.org/wiki/Wavelength" text:style-name="Internet_20_link" text:visited-style-name="Visited_20_Internet_20_Link">Wavelength</text:a><text:line-break/>(<text:a xlink:type="simple" xlink:href="https://en.wikipedia.org/wiki/Nanometer" text:style-name="Internet_20_link" text:visited-style-name="Visited_20_Internet_20_Link">nm</text:a>)</text:p>
          </table:table-cell>
          <table:table-cell table:style-name="Table1.A1" office:value-type="string">
            <text:p text:style-name="Table_20_Heading"><text:a xlink:type="simple" xlink:href="https://en.wikipedia.org/wiki/Frequency" text:style-name="Internet_20_link" text:visited-style-name="Visited_20_Internet_20_Link">Frequency</text:a><text:line-break/>(<text:a xlink:type="simple" xlink:href="https://en.wikipedia.org/wiki/Hertz" text:style-name="Internet_20_link" text:visited-style-name="Visited_20_Internet_20_Link">THz</text:a>)</text:p>
          </table:table-cell>
          <table:table-cell table:style-name="Table1.A1" office:value-type="string">
            <text:p text:style-name="Table_20_Heading"><text:a xlink:type="simple" xlink:href="https://en.wikipedia.org/wiki/Photon_energy" text:style-name="Internet_20_link" text:visited-style-name="Visited_20_Internet_20_Link">Photon energy</text:a><text:line-break/>(<text:a xlink:type="simple" xlink:href="https://en.wikipedia.org/wiki/Electronvolt" text:style-name="Internet_20_link" text:visited-style-name="Visited_20_Internet_20_Link">eV</text:a>)</text:p>
          </table:table-cell>
        </table:table-row>
        <table:table-row>
          <table:table-cell table:style-name="Table1.A1" office:value-type="string">
            <text:p text:style-name="Table_20_Contents">  <text:a xlink:type="simple" xlink:href="https://en.wikipedia.org/wiki/Violet_(color)" text:style-name="Internet_20_link" text:visited-style-name="Visited_20_Internet_20_Link">violet</text:a></text:p>
          </table:table-cell>
          <table:table-cell table:style-name="Table1.A1" office:value-type="string">
            <text:p text:style-name="Table_20_Contents">380–450</text:p>
          </table:table-cell>
          <table:table-cell table:style-name="Table1.A1" office:value-type="string">
            <text:p text:style-name="Table_20_Contents">670–790</text:p>
          </table:table-cell>
          <table:table-cell table:style-name="Table1.A1" office:value-type="string">
            <text:p text:style-name="Table_20_Contents">2.75–3.26</text:p>
          </table:table-cell>
        </table:table-row>
        <table:table-row>
          <table:table-cell table:style-name="Table1.A1" office:value-type="string">
            <text:p text:style-name="Table_20_Contents">  <text:a xlink:type="simple" xlink:href="https://en.wikipedia.org/wiki/Blue" text:style-name="Internet_20_link" text:visited-style-name="Visited_20_Internet_20_Link">blue</text:a></text:p>
          </table:table-cell>
          <table:table-cell table:style-name="Table1.A1" office:value-type="string">
            <text:p text:style-name="Table_20_Contents">450–485</text:p>
          </table:table-cell>
          <table:table-cell table:style-name="Table1.A1" office:value-type="string">
            <text:p text:style-name="Table_20_Contents">620–670</text:p>
          </table:table-cell>
          <table:table-cell table:style-name="Table1.A1" office:value-type="string">
            <text:p text:style-name="Table_20_Contents">2.56–2.75</text:p>
          </table:table-cell>
        </table:table-row>
        <table:table-row>
          <table:table-cell table:style-name="Table1.A1" office:value-type="string">
            <text:p text:style-name="Table_20_Contents">  <text:a xlink:type="simple" xlink:href="https://en.wikipedia.org/wiki/Cyan" text:style-name="Internet_20_link" text:visited-style-name="Visited_20_Internet_20_Link">cyan</text:a></text:p>
          </table:table-cell>
          <table:table-cell table:style-name="Table1.A1" office:value-type="string">
            <text:p text:style-name="Table_20_Contents">485–500</text:p>
          </table:table-cell>
          <table:table-cell table:style-name="Table1.A1" office:value-type="string">
            <text:p text:style-name="Table_20_Contents">600–620</text:p>
          </table:table-cell>
          <table:table-cell table:style-name="Table1.A1" office:value-type="string">
            <text:p text:style-name="Table_20_Contents">2.48–2.56</text:p>
          </table:table-cell>
        </table:table-row>
        <table:table-row>
          <table:table-cell table:style-name="Table1.A1" office:value-type="string">
            <text:p text:style-name="Table_20_Contents">  <text:a xlink:type="simple" xlink:href="https://en.wikipedia.org/wiki/Green" text:style-name="Internet_20_link" text:visited-style-name="Visited_20_Internet_20_Link">green</text:a></text:p>
          </table:table-cell>
          <table:table-cell table:style-name="Table1.A1" office:value-type="string">
            <text:p text:style-name="Table_20_Contents">500–565</text:p>
          </table:table-cell>
          <table:table-cell table:style-name="Table1.A1" office:value-type="string">
            <text:p text:style-name="Table_20_Contents">530–600</text:p>
          </table:table-cell>
          <table:table-cell table:style-name="Table1.A1" office:value-type="string">
            <text:p text:style-name="Table_20_Contents">2.19–2.48</text:p>
          </table:table-cell>
        </table:table-row>
        <table:table-row>
          <table:table-cell table:style-name="Table1.A1" office:value-type="string">
            <text:p text:style-name="Table_20_Contents">  <text:a xlink:type="simple" xlink:href="https://en.wikipedia.org/wiki/Yellow" text:style-name="Internet_20_link" text:visited-style-name="Visited_20_Internet_20_Link">yellow</text:a></text:p>
          </table:table-cell>
          <table:table-cell table:style-name="Table1.A1" office:value-type="string">
            <text:p text:style-name="Table_20_Contents">565–590</text:p>
          </table:table-cell>
          <table:table-cell table:style-name="Table1.A1" office:value-type="string">
            <text:p text:style-name="Table_20_Contents">510–530</text:p>
          </table:table-cell>
          <table:table-cell table:style-name="Table1.A1" office:value-type="string">
            <text:p text:style-name="Table_20_Contents">2.10–2.19</text:p>
          </table:table-cell>
        </table:table-row>
        <table:table-row>
          <table:table-cell table:style-name="Table1.A1" office:value-type="string">
            <text:p text:style-name="Table_20_Contents">  <text:a xlink:type="simple" xlink:href="https://en.wikipedia.org/wiki/Orange_(colour)" text:style-name="Internet_20_link" text:visited-style-name="Visited_20_Internet_20_Link">orange</text:a></text:p>
          </table:table-cell>
          <table:table-cell table:style-name="Table1.A1" office:value-type="string">
            <text:p text:style-name="Table_20_Contents">590–625</text:p>
          </table:table-cell>
          <table:table-cell table:style-name="Table1.A1" office:value-type="string">
            <text:p text:style-name="Table_20_Contents">480–510</text:p>
          </table:table-cell>
          <table:table-cell table:style-name="Table1.A1" office:value-type="string">
            <text:p text:style-name="Table_20_Contents">1.98–2.10</text:p>
          </table:table-cell>
        </table:table-row>
        <table:table-row>
          <table:table-cell table:style-name="Table1.A1" office:value-type="string">
            <text:p text:style-name="Table_20_Contents">  <text:a xlink:type="simple" xlink:href="https://en.wikipedia.org/wiki/Red" text:style-name="Internet_20_link" text:visited-style-name="Visited_20_Internet_20_Link">red</text:a></text:p>
          </table:table-cell>
          <table:table-cell table:style-name="Table1.A1" office:value-type="string">
            <text:p text:style-name="Table_20_Contents">625–750</text:p>
          </table:table-cell>
          <table:table-cell table:style-name="Table1.A1" office:value-type="string">
            <text:p text:style-name="Table_20_Contents">400–480</text:p>
          </table:table-cell>
          <table:table-cell table:style-name="Table1.A1" office:value-type="string">
            <text:p text:style-name="Table_20_Contents">1.65–1.98</text:p>
          </table:table-cell>
        </table:table-row>
      </table:table>
      <text:p text:style-name="P7"/>
      <text:p text:style-name="P3">A wave number k, the spatial frequency of the wave in Radians per unit distance:</text:p>
      <text:p text:style-name="P3"><text:tab/><draw:frame draw:style-name="fr1" draw:name="Object3" text:anchor-type="as-char" svg:y="-0.2437in" svg:width="0.5634in" svg:height="0.3429in" draw:z-index="0"><draw:object xlink:href="./Object 3" xlink:type="simple" xlink:show="embed" xlink:actuate="onLoad"/><draw:image xlink:href="./ObjectReplacements/Object 3" xlink:type="simple" xlink:show="embed" xlink:actuate="onLoad"/><svg:desc>formula</svg:desc></draw:frame><draw:frame draw:style-name="fr1" draw:name="Object4" text:anchor-type="as-char" svg:y="-0.2437in" svg:width="0.4492in" svg:height="0.3929in" draw:z-index="1"><draw:object xlink:href="./Object 4" xlink:type="simple" xlink:show="embed" xlink:actuate="onLoad"/><draw:image xlink:href="./ObjectReplacements/Object 4" xlink:type="simple" xlink:show="embed" xlink:actuate="onLoad"/><svg:desc>formula</svg:desc></draw:frame></text:p>
      <text:p text:style-name="P3"/>
      <text:p text:style-name="P3"><text:s text:c="4"/>• frequency</text:p>
      <text:p text:style-name="P3"><text:s text:c="4"/>• wavelength</text:p>
      <text:p text:style-name="P3"><text:s text:c="4"/>• wave number</text:p>
      <text:p text:style-name="P3"/>
      <text:p text:style-name="P3">Melody</text:p>
      <text:p text:style-name="P3">In music, the star of the show is the main melody. Having a melody will be enough to provide for accompaniment, given the instrumentation.</text:p>
      <text:p text:style-name="P3">We want the melody to be sandwiched between the highest and the lowest parts of the harmonization. Furthermore, we want the distance of the highest part to the melody line to be roughly equal to that from the lowest part of the melody. (Maybe.)</text:p>
      <text:p text:style-name="P3"/>
      <text:p text:style-name="P3">Even the simplest and shortest melodic line is a story.</text:p>
      <text:p text:style-name="P3">Then, regarding music. We can have a leading voice. Depending on what and how this voice is played, the other accompaniment voices get to play something else. We have also mentioned before that a voice <text:s/>may not necessarily climb the same way it descends. I also thought that the rules of melody must be completely dependent on the rules of rhythm.</text:p>
      <text:p text:style-name="P3">So, how do we rhythmically encode conflict and resolution. Maybe we resort to the concept of equilibrium, repetition, fulfillment, absence or emptiness. And to some extent, pitch and pitchlessness, or noise, which may be implied in timbre.</text:p>
      <text:p text:style-name="P3"/>
      <text:p text:style-name="P3">I was thinking about the space of all functions and how easy it relates to melody, or a space of melodies.</text:p>
      <text:p text:style-name="P3"/>
      <text:p text:style-name="P3">All melodies begin with just one note, or a double stop. But not all first notes have the same duration, loudness, timbre, articulation, pitch, etcetera.</text:p>
      <text:p text:style-name="P3"/>
      <text:p text:style-name="P3">Once you have a starting note, at some point in time you may have another. But if we consider all the notes from which we can start, disregarding duration for the moment, for each starting note, we have a plane of options. (?)</text:p>
      <text:p text:style-name="P3">Yes. We achieved this by computing all the one-note modulations between all scales in 12-TET into a ModAtlas.</text:p>
      <text:p text:style-name="P3"/>
      <text:p text:style-name="P3">Harmony</text:p>
      <text:p text:style-name="P3">Now, to select harmonization, for parts above the melody line, we’ll use the harmonic series, while, for the parts below, subharmonic series.</text:p>
      <text:p text:style-name="P9">(Actually, we want something different. We want the voices below the main melody line to provide harmony and the voices above, if any, to provide disharmony. Whatever disharmony may mean.)</text:p>
      <text:p text:style-name="P3">Now, with this model, the number of parts is, technically, unlimited. And the distance can be measured in Hertz. (?) Correction. The distance between pitches can also be measured in cents.</text:p>
      <text:p text:style-name="P3"/>
      <text:p text:style-name="P3"><text:soft-page-break/>You make a groove, you can make it go later through whatever progression you want. You can also transform its elements. But it is important for it to be a concept previous to any other, including melody, from which the progression derives.</text:p>
      <text:p text:style-name="P3"/>
      <text:p text:style-name="P3">We want to select two chords and, in their selection, we imply or set off a progression, or a family of progressions.</text:p>
      <text:p text:style-name="P3">If we select two chords that do not share a scale…</text:p>
      <text:p text:style-name="P3">Question: Is there a set of two triadic chords that do not share any particular scale?</text:p>
      <text:p text:style-name="P3">Answer: No. The superposition of any two triads will constitute a scale of at most six tones.</text:p>
      <text:p text:style-name="P3"/>
      <text:p text:style-name="P3">Parts can vary in harmonic richness, and between number of consonances and dissonances.</text:p>
      <text:p text:style-name="P3">The question here is how do we measure consonance and dissonance. My best bet for the moment is to use the overtone series.</text:p>
      <text:list xml:id="list5891847543940980298" text:style-name="WWNum3">
        <text:list-item>
          <text:p text:style-name="P13">Octave</text:p>
        </text:list-item>
        <text:list-item>
          <text:p text:style-name="P13">Perfect fifth</text:p>
        </text:list-item>
        <text:list-item>
          <text:p text:style-name="P13">Perfect fourth</text:p>
        </text:list-item>
        <text:list-item>
          <text:p text:style-name="P13">Major third</text:p>
        </text:list-item>
        <text:list-item>
          <text:p text:style-name="P13">Minor third</text:p>
        </text:list-item>
        <text:list-item>
          <text:p text:style-name="P13">Subminor third</text:p>
        </text:list-item>
        <text:list-item>
          <text:p text:style-name="P13">Supermajor second</text:p>
        </text:list-item>
        <text:list-item>
          <text:p text:style-name="P13">Greater tone</text:p>
        </text:list-item>
        <text:list-item>
          <text:p text:style-name="P13">Lesser tone</text:p>
        </text:list-item>
        <text:list-item>
          <text:p text:style-name="P13">Greater undecimal neutral second</text:p>
        </text:list-item>
        <text:list-item>
          <text:p text:style-name="P13">Lesser undecimal neutral second</text:p>
        </text:list-item>
        <text:list-item>
          <text:p text:style-name="P13">Greater tridecimal 2/3 tone</text:p>
        </text:list-item>
        <text:list-item>
          <text:p text:style-name="P13">Lesser tridecimal 2/3 tone</text:p>
        </text:list-item>
        <text:list-item>
          <text:p text:style-name="P13">Septimal diatonic semitone</text:p>
        </text:list-item>
        <text:list-item>
          <text:p text:style-name="P13">Just diatonic semitone</text:p>
        </text:list-item>
      </text:list>
      <text:p text:style-name="P3">In 12TET tuning there is no single scale of consonance and dissonance, but a series of them. There are many different ways by which we can obtain different sequences or orderings of the notes available. But we can order all N-Tone scales from Dense to sparse. And, for the sparsest scale of each class of equivalence with respect to the number of tones, we assign the name of Diatonic.</text:p>
      <text:p text:style-name="P3"/>
      <text:p text:style-name="P1">Dissonance as punctuation</text:p>
      <text:p text:style-name="P3"/>
      <text:p text:style-name="P3">Joe Pass uses the walking bass along with some basic music theory on voice leading in order to create his passages. Now, he uses chord changes functionally, and the overall sound of his playing is consistent. Meaning that there’s not much really a fluctuation on density or complexity in dissonance throughout his playing.</text:p>
      <text:p text:style-name="P3"/>
      <text:p text:style-name="P3">I have always been fascinated with taking a shape and transforming it until it reaches a dissonance catastrophe. But I’ve found out that things escalate pretty quickly in that respect, so that you find yourself with a very short passage. Maybe, I should look into my extant recorder examples and make a study of it.</text:p>
      <text:p text:style-name="P3"/>
      <text:p text:style-name="P3">Also, it appears to me that, in having written so many progressions, I should just recycle them and make them jazz. But in the other hand, I would like to improve my solo guitar improvisation techniques and analyze my piano ideas. In the guitar and in the piano, I don’t use an approach of continuity. But one of contrasts, with which I should be romantic about and use them as seeds in composition, exploring ideas, transformational possibly. So I could end up with a great variety of pieces.</text:p>
      <text:p text:style-name="P3"/>
      <text:p text:style-name="P3">You can have different progressions going on on different registers.</text:p>
      <text:p text:style-name="P3"/>
      <text:p text:style-name="P3">Rhythm</text:p>
      <text:p text:style-name="P3">Then we have to think about rhythm. I may have written something about it before. (Where? A lost notebook?) The Oomph. The Ptah.</text:p>
      <text:p text:style-name="P3"/>
      <text:p text:style-name="P3"><text:soft-page-break/>There are different levels of Rhythm. Once we have a measure, we can do a few things. The first could be to set a meter. Then we could have multiples or fractions of this meter.</text:p>
      <text:p text:style-name="P3"/>
      <text:p text:style-name="P3">There’s rhythm in melody. If the line is ascending, whenever that ascension ends, there’s a break in that pattern, which can be treated as a whole.</text:p>
      <text:p text:style-name="P3"/>
      <text:p text:style-name="P3">Rhythm can go from fast to slow, and from slow to fast. (Denser or sparser.)</text:p>
      <text:p text:style-name="P3"/>
      <text:p text:style-name="P1">The shifting of the meter</text:p>
      <text:p text:style-name="P1">The introduction of metric phase, or rhythmic offset.</text:p>
      <text:p text:style-name="P1">Like the clave</text:p>
      <text:p text:style-name="P3"/>
      <text:p text:style-name="P2">Spiritual Rhythms</text:p>
      <text:p text:style-name="P2"/>
      <text:p text:style-name="P1">There are not only Rhythms in your physical bodies, but also, spiritually.</text:p>
      <text:p text:style-name="P1">Sometimes, life force, Vital Impetus, must flow inwards. Other times, outwards.</text:p>
      <text:p text:style-name="P1"/>
      <text:p text:style-name="P3">Rhythm:</text:p>
      <text:list xml:id="list389501886015598464" text:style-name="WWNum4">
        <text:list-item>
          <text:p text:style-name="P14">There is an allotment of time that can be subdivided in different ways, in discrete chunks of time, which may themselves be subsequently divided into obviously smaller chunks of time.</text:p>
        </text:list-item>
        <text:list-item>
          <text:p text:style-name="P14">Any amount of time may be followed by any other of the same value or another.</text:p>
        </text:list-item>
      </text:list>
      <text:p text:style-name="P3"/>
      <text:p text:style-name="P3">I was thinking about the pace of changes. Our bodies, or at least mine, can fluidly change at a certain rate: not too fast, not too long. And I believe this has to do with the rhythms of life: our breathing frequency, our heartbeat, our pace of walking or running, or dancing, of speaking.</text:p>
      <text:p text:style-name="P3">What about when we are lying down, or sitting down, or having sex?</text:p>
      <text:p text:style-name="P3"/>
      <text:p text:style-name="P3">FORM</text:p>
      <text:p text:style-name="P3">We have to say something about form.</text:p>
      <text:p text:style-name="P3"/>
      <text:p text:style-name="P3">As I understand it, sonata has two parts A and B.</text:p>
      <text:p text:style-name="P3">A sets the tone, mood, etcetera. But B, exposed in dominant tone, cannot find a resolution, a true cadence, modulating to other tonal centers, still not finding it. A reappears, to remind B where it is. Modulating to the tonic, B finds resolution at last. It’s a kind of a love story</text:p>
      <text:p text:style-name="P3"/>
      <text:p text:style-name="P3">Lounge Music</text:p>
      <text:p text:style-name="P3"/>
      <text:p text:style-name="P3">I think “Big Sound” in music is pretentious. In the sense that “masses are asses.”</text:p>
      <text:p text:style-name="P3">If we take a more romantic approach, we’re also free from history, or general history.</text:p>
      <text:p text:style-name="P3">So, we could limit the amount of instruments to one or two.</text:p>
      <text:p text:style-name="P3"/>
      <text:p text:style-name="P3">We want each piece to have of everything.</text:p>
      <text:p text:style-name="P3"/>
      <text:p text:style-name="P3">How do overtones of the Timbre change for an instrument in relation to its Pitch and other parameters.</text:p>
      <text:p text:style-name="P3"/>
      <text:p text:style-name="P3">In the future, humans will resign themselves to using less complex symbols to communicate.</text:p>
      <text:p text:style-name="P3"/>
      <text:p text:style-name="P3">With the harmonic and melodic minor scales, there are different chords introduced into the diatonic system.</text:p>
      <text:p text:style-name="P3">Maybe, we can do the same with the other modes of the diatonic scale. (?)</text:p>
      <text:p text:style-name="P3">We can already construct and make sense of any scale in any tonality.</text:p>
      <text:p text:style-name="P3"/>
      <text:p text:style-name="P3">Even a child can compose a theme. The difference lies in its treatment.</text:p>
      <text:p text:style-name="P3"/>
      <text:p text:style-name="P3">The concept of density:</text:p>
      <text:list xml:id="list4223298887193295640" text:style-name="WWNum5">
        <text:list-item>
          <text:p text:style-name="P15">Temporal Density</text:p>
          <text:list>
            <text:list-item>
              <text:p text:style-name="P15"><text:soft-page-break/>How are events spaced out in time from each other.</text:p>
            </text:list-item>
          </text:list>
        </text:list-item>
        <text:list-item>
          <text:p text:style-name="P15">Acoustic Density</text:p>
          <text:list>
            <text:list-item>
              <text:p text:style-name="P15">How rich and intense are the overtones of a voice’s timbre</text:p>
            </text:list-item>
          </text:list>
        </text:list-item>
        <text:list-item>
          <text:p text:style-name="P15">Spectral Density</text:p>
          <text:list>
            <text:list-item>
              <text:p text:style-name="P15">How are voices spaced out in frequency from each other.</text:p>
            </text:list-item>
          </text:list>
        </text:list-item>
        <text:list-item>
          <text:p text:style-name="P15">…</text:p>
        </text:list-item>
      </text:list>
      <text:p text:style-name="P3"/>
      <text:p text:style-name="P3">(Stop thinking in terms of notes. Start thinking in terms of events.)</text:p>
      <text:p text:style-name="P3">Other Variables</text:p>
      <text:list xml:id="list22321464" text:continue-list="list7221122747174038540" text:style-name="WWNum2">
        <text:list-item>
          <text:p text:style-name="P12">Number of voices within a spectral range</text:p>
        </text:list-item>
        <text:list-item>
          <text:p text:style-name="P12">Number of voices in an event.</text:p>
        </text:list-item>
        <text:list-item>
          <text:p text:style-name="P12">Loudness or intensity of a sounding voice.</text:p>
        </text:list-item>
        <text:list-item>
          <text:p text:style-name="P12">Number of events within a duration of time.</text:p>
        </text:list-item>
        <text:list-item>
          <text:p text:style-name="P12">Spectral range</text:p>
        </text:list-item>
        <text:list-item>
          <text:p text:style-name="P12">Time duration</text:p>
        </text:list-item>
      </text:list>
      <text:p text:style-name="P3"/>
      <text:p text:style-name="P3">Eventually, I will be able to arrive at a coherent, robust set of rules of my own.</text:p>
      <text:p text:style-name="P3">That is the purpose of our Sound Lab project.</text:p>
      <text:p text:style-name="P3"/>
      <text:p text:style-name="P3">The opening of the body during sex. Molecules are exchanged between the couple’s cells during coitus.</text:p>
      <text:p text:style-name="P3">The infinite bag of creation</text:p>
      <text:p text:style-name="P3">Personal spaces</text:p>
      <text:p text:style-name="P3">The mirror</text:p>
      <text:p text:style-name="P3">The cost of empathy</text:p>
      <text:p text:style-name="P3"/>
      <text:p text:style-name="P3"/>
      <text:p text:style-name="P4">Say you have a chord. Which corresponds to a scale attached to a note. So, if you raise that note up a number of tones, you're gonna have to either raise or lower the scale in order to compensate for it. </text:p>
      <text:p text:style-name="P4"/>
      <text:p text:style-name="P4">For example, G Mixolydian is a mode of C Ionian, one note away from each other. </text:p>
      <text:p text:style-name="P4"/>
      <text:p text:style-name="P4">So, starting from G, we move one step up in the circle of fifths to arrive at C. And, from Mixolydian, we move one node up to Ionian. Then, we get to C Ionian.</text:p>
      <text:p text:style-name="P4"/>
      <text:p text:style-name="P4">Now, we also have other circles. So, different circles can produce different moods with the same progression graphs.</text:p>
      <text:p text:style-name="P3"/>
      <text:p text:style-name="P3"/>
      <text:p text:style-name="P3"/>
      <text:p text:style-name="P4">So, in music, we have two new ideas. </text:p>
      <text:p text:style-name="P4">One is that the notion of progression can be done away with and replaced with a different concept. </text:p>
      <text:p text:style-name="P4"/>
      <text:p text:style-name="P4">For example, for different sections of a song, you can have different complexities.</text:p>
      <text:p text:style-name="P4"/>
      <text:p text:style-name="P4">For one section you can have a "progression" that, as it strays away from the initial chord in time, the harmony becomes ever more dissonant or tense, so that, when its eight bars are done, just returning to that first chord just feels like a resolution.</text:p>
      <text:p text:style-name="P4"/>
      <text:p text:style-name="P4">For other sections, the "progression" can be simpler. As in a chorus, perhaps alternating between two chords.</text:p>
      <text:p text:style-name="P4"/>
      <text:p text:style-name="P4">You could also have monotonous sequences of harmonies, ascending or descending. </text:p>
      <text:p text:style-name="P4">You can have alternating sequences of chords.</text:p>
      <text:p text:style-name="P4"/>
      <text:p text:style-name="P4"/>
      <text:p text:style-name="P4">Patterns and periodicity</text:p>
      <text:p text:style-name="P4"><text:soft-page-break/>A periodic phenomenon is one that repeats</text:p>
      <text:p text:style-name="P4">For example, a wave is periodic?</text:p>
      <text:p text:style-name="P4">Sound vibrations have a frequency, because they are periodic in time</text:p>
      <text:p text:style-name="P3"/>
      <text:p text:style-name="P3"/>
      <text:p text:style-name="P3"/>
      <text:p text:style-name="P5">© 2019 Guillermo M. Davila-Andino</text:p>
      <text:p text:style-name="P3">All rights reserved.</text:p>
      <text:p text:style-name="P3">A Treatise On Film</text:p>
      <text:p text:style-name="P3">1. The Spiritual Experience</text:p>
      <text:p text:style-name="P3">2. Mysticism</text:p>
      <text:p text:style-name="P3">3. Conceptualization</text:p>
      <text:p text:style-name="P3">4. A Theory of Mind</text:p>
      <text:p text:style-name="P3">5. A Film Theory Manifesto</text:p>
      <text:p text:style-name="P3">6. The Door Test</text:p>
      <text:p text:style-name="P3">7. The Conceptual Zoom-In</text:p>
      <text:p text:style-name="P3">8. Good and Evil</text:p>
      <text:p text:style-name="P3">9. The Theory Of Resources</text:p>
      <text:p text:style-name="P3">10. Social Dynamics</text:p>
      <text:p text:style-name="P5"/>
      <text:p text:style-name="P3">The Spiritual Experience</text:p>
      <text:p text:style-name="P3">It so happened that, initially, that each spiritual experience was associated to a certain god or divine</text:p>
      <text:p text:style-name="P3">entity, clearly created to hold or portray the characteristics or nature of such experience. Then, to say</text:p>
      <text:p text:style-name="P3">there is only one god is, in itself, technically heresy. There are as many gods as all the different</text:p>
      <text:p text:style-name="P3">spiritual experiences. The problem arises when, having invested so many resources into insuring the</text:p>
      <text:p text:style-name="P3">persistence of any spiritual experience, in maintaining a temple with its priests and all the things</text:p>
      <text:p text:style-name="P3">pertaining to it for example, the surge of ever more different such experiences in civilization made the</text:p>
      <text:p text:style-name="P3">erection of a temple for each one of them logistically untenable, thus calling, sadly, for the appearance</text:p>
      <text:p text:style-name="P3">of syncretism. Maybe, in this aspect, we should recognize that the Jews never incurred in this error,</text:p>
      <text:p text:style-name="P3">although they never strictly believed in just one god. On another hand, we have the <text:span text:style-name="T1">bohíque </text:span>to contrast</text:p>
      <text:p text:style-name="P3">with the priest. In a way, the bohíque was a land in itself. On him is erected as many temples as all the</text:p>
      <text:p text:style-name="P3">different things he knows. The bohíque knows that every thing and person has its own spirit and that</text:p>
      <text:p text:style-name="P3">getting to know someone is also a spiritual experience. Therefore, he has a tremendous advantage over</text:p>
      <text:p text:style-name="P3">the <text:span text:style-name="T1">babalawo </text:span>and all the other kinds of priests, who must limit their knowledge to what their</text:p>
      <text:p text:style-name="P3">respective religions allow them to. But the bohíque always strives for more and more knowledge. His</text:p>
      <text:p text:style-name="P3">very life depends on it! Now, if we disdainfully turn our heads to Christianity, we can see an extremely</text:p>
      <text:p text:style-name="P3">syncretic religion, by definition. It’s sufficient to consider the mystery of The Holy Trinity to be aware</text:p>
      <text:p text:style-name="P3">of this. The main issue the Catholic priest is that, in contrast to the bohíque, among many things, he</text:p>
      <text:p text:style-name="P3">just has the same communion wafer of the Eucharist for each and every one of those faithful to Christ.</text:p>
      <text:p text:style-name="P3">Being spiritually free is recognizing that we are all different. We have different knowledge and</text:p>
      <text:p text:style-name="P3">experiences. So, to submit another person is to stop being free ourselves as well, and to liberate our</text:p>
      <text:p text:style-name="P3">fellow beings from bondage is to become free ourselves. We all deserve to be free, and only by growing</text:p>
      <text:p text:style-name="P3">wise can we achieve this. Those who want to enslave you will want something of value from you</text:p>
      <text:p text:style-name="P3">whether directly or indirectly. And they give you, essentially, nothing useful in return. Here, I’m going</text:p>
      <text:p text:style-name="P3">to bestow upon you the boon of infallibility. In order to do this, you’ll need to have, quite literally, a</text:p>
      <text:p text:style-name="P3">spiritual experience. For this, I’ve prepared a small course which you can take for free, regardless of</text:p>
      <text:p text:style-name="P3">whom you are. You only need to understand the English language in this case. Right here and now,</text:p>
      <text:p text:style-name="P3">we’ve thrown the first stone into the wells of oblivion. Do you want your freedom? Take it. It’s free. Do</text:p>
      <text:p text:style-name="P3">you want to live in the best possible world? Freedom is all you need. But before we embark ourselves in</text:p>
      <text:p text:style-name="P3">this exciting life-long adventure, I have to ask you one more thing. What would you do if you were</text:p>
      <text:p text:style-name="P3">among the first men to live? Well. Let me tell you that you already are.</text:p>
      <text:p text:style-name="P3"/>
      <text:p text:style-name="P3">A view of divinity.<text:line-break/>To examine ourselves, human beings, each as the pinnacle of a motion of Vital Impetus, it would be our calling to strive, or zeal, for divinity or holiness. Whereas some say the soul may be like a substance added to ordinary matter, so it can move, it is not satisfactory for us, nor does it represent the orderly accounts of the knowledge we’ve obtained from our proceedings into this world. Therefore, we sustain that the result of our consciousness and of our mental and psychical and spiritual capacities are in correlation with the degree with which we are capable of harnessing this one and same substance we call Vital Impetus, of which we claim all things have access to. And the forms of all these things are mandated by what we call Supreme Intelligence. But there’s a point at which such zeal causes for there to be no distinction between one and the other, and at such point it may be said that Nirvana, or Holiness have occurred. Meanwhile, through our journey, the forms of our psyches, our souls, our bodies, etcetera, will vary in regard to the conditions of our existence, allowing us to perform certain things and not others. For when we are Holy, there are no things to perform: there are no forms to take anymore.</text:p>
      <text:p text:style-name="P3"/>
      <text:p text:style-name="P1">This world doesn't need another religion. There are enough of those already, and many of them are pretty good at being a religion. They're effective in being so.</text:p>
      <text:p text:style-name="P1">What this world needs is an alternative to science.</text:p>
      <text:p text:style-name="P1">You see, less and less people are delving deep into their religions and, as a result, there are less and less good ideas in the realm of science. This is, because science is a boon of religion and not something that exists just by itself and in itself.</text:p>
      <text:p text:style-name="P1">Then if we are to produce an alternative to religion, we have to answer a few questions. Primarily, what function does science fulfill in our world. Why do we spend so much of our resources in it. Who gets to do science. And how is it that we express the results of scientific pursuit.</text:p>
      <text:p text:style-name="P1"><text:soft-page-break/>Next, having answered those questions, we could ask ourselves what would render science obsolete. (Pure Magic.)</text:p>
      <text:p text:style-name="P1">Science relies solely on the scientific method to produce facts that are then agreed upon to be so by some community: the scientific community. What it does not produce are eternal, universal truths. But, to be fair, truth is not even the aim of philosophy broadly. Truth is of a divine substance and to obtain it is to become divine oneself, maybe. Truth cannot just be a value we assign to some proposition.</text:p>
      <text:p text:style-name="P1">It is said that that all the languages of us humans, what we've been calling ourselves for some time now, allow us to deceive each other.</text:p>
      <text:p text:style-name="P1">I ask then what language could there be of which all its propositions are inevitably true? Maybe all it takes is to just be.</text:p>
      <text:p text:style-name="P1"/>
      <text:p text:style-name="P2">On Divinity</text:p>
      <text:p text:style-name="P2"/>
      <text:p text:style-name="P1">Even if there's only One God, our understanding of divinity is bound to differ from one person to another.</text:p>
      <text:p text:style-name="P1">Yet such understandings are themselves legitimate and valid expressions of The Divine.</text:p>
      <text:p text:style-name="P1">It is then favorable for anyone spiritually inclined to acknowledge and comprehend others' perceptions and conceptions of Divine entities, being thankful for them.</text:p>
      <text:p text:style-name="P1">Now, it appears to be that when people unite in their spiritual beliefs, sharing the same beliefs in a single God, or even in a variety of gods and goddesses, those Divine entities become more powerful in this world.</text:p>
      <text:p text:style-name="P1">As a Catholic, I'm partial for there being just one God, but I run the risk of turning a blind eye to other manifestations of God by just catering and attending to my own understanding of God.</text:p>
      <text:p text:style-name="P1">That is, if you care about other people, you'll have a happier life.</text:p>
      <text:p text:style-name="P1"/>
      <text:p text:style-name="P1">----------------</text:p>
      <text:p text:style-name="P3">After the universe ends there’s one book left: The Book of life. And two children awaken. One opens the Book and reads it to the other. And they spend all Eternity reading and replaying the events written therein. But one day, the book is over. So, they select the stories they like the most and save them in a beautiful treasure chest. The rest, they throw it to the fires of the Underworld. Then they create a new world and go back to sleep until that world is over. </text:p>
      <text:p text:style-name="P3"/>
      <text:p text:style-name="P3">On theology</text:p>
      <text:p text:style-name="P3">On considering divine nature, one is confronted with two positions.</text:p>
      <text:list xml:id="list2865400685034420883" text:style-name="WWNum8">
        <text:list-item text:start-value="1">
          <text:p text:style-name="P16">Accept it at face value and think about it no more, and cultivate the idea.</text:p>
        </text:list-item>
        <text:list-item>
          <text:p text:style-name="P16">To reject it and advocate its abandonment.</text:p>
        </text:list-item>
      </text:list>
      <text:p text:style-name="P3">Thinking about it now, it seems that theism was just one man's idea. Why should we submit to another man long-dead.</text:p>
      <text:p text:style-name="P3">On god</text:p>
      <text:p text:style-name="P3">Is there anything comparable to the notion of god?</text:p>
      <text:p text:style-name="P3">You wouldn't be a scientist if it wasn't because of an inherent believe in god.</text:p>
      <text:p text:style-name="P3">What is the essence of something?</text:p>
      <text:p text:style-name="P3">God is a conceptual glue that holds material together in a single body.</text:p>
      <text:p text:style-name="P3">Mysticism</text:p>
      <text:p text:style-name="P3">Say you have a pen and a pencil. Those are different things, and the relations between them are</text:p>
      <text:p text:style-name="P3">metaphysical. Existence is one of those relations. They both exist. Also, you can make a difference</text:p>
      <text:p text:style-name="P3">between the pencil now and that same pencil existing later. There’s the natural world. The world is the</text:p>
      <text:p text:style-name="P3">sky, the sea, the sun, the ground and Life. We are in the world. We roam the ground, swim the seas,</text:p>
      <text:p text:style-name="P3">breathe the air of the sky and see thanks to the light of the sun. The day begins when the sun starts</text:p>
      <text:p text:style-name="P3">shining on and warming the ground. The day ends when the sun hides behind the horizon. At night,</text:p>
      <text:p text:style-name="P3">the sky is full of stars, and the moon is usually visible. Ever waxing and waning. Sometimes, rain</text:p>
      <text:p text:style-name="P3">comes pouring down from the skies, and the water rushes down the rivers into the seas. Within the</text:p>
      <text:p text:style-name="P3">vastness of the seas, we find fish and algae and many kinds of creatures. But if we dare dive deep</text:p>
      <text:p text:style-name="P3">enough into such waters, we might not even be able to see the light of the sun. We are better off living</text:p>
      <text:p text:style-name="P3">above the ground. There’s everything, and there’s also nothing. In the world there are more people like</text:p>
      <text:p text:style-name="P3">us. There’s you, there’s me, there’s your mother and there’s your father. Maybe, one day, you’ll have</text:p>
      <text:p text:style-name="P3">offspring. They may be male. They may be female. Our body’s an organism made of systems, made of</text:p>
      <text:p text:style-name="P3">tissues, made of cells, made of molecules, made of atoms. But so-called subatomic particles are just as</text:p>
      <text:p text:style-name="P3">much a product of some interactions between atoms as molecules themselves. The body has a head</text:p>
      <text:p text:style-name="P3"><text:soft-page-break/>and a neck. A back and a spinal cord. A pectoral girdle and its upper limbs. A thorax, an abdomen and</text:p>
      <text:p text:style-name="P3">a pelvis. It also has a pelvic girdle and it’s lower limbs. Our body lets us move in an ample variety of</text:p>
      <text:p text:style-name="P3">ways, and lets us marvel in awe at all that is good.</text:p>
      <text:p text:style-name="P3">When we rid our mind from all its concepts, we let ourselves into the spiritual world. The world</text:p>
      <text:p text:style-name="P3">of sensations and emotions. The Brain, when exposed to a series of ideas, can take them into</text:p>
      <text:p text:style-name="P3">consideration. Then it can determine their worth and test their veracity. Now, any new idea it accepts</text:p>
      <text:p text:style-name="P3">as true, on restorative sleep, will be assimilated into the core of ideas and thought processes of the</text:p>
      <text:p text:style-name="P3">brain. What Freud called the unconscious. Emotions are a certain kind of memory in our bodies. A</text:p>
      <text:p text:style-name="P3">process must occur within some system, and this system must be in some particular certain state. This</text:p>
      <text:p text:style-name="P3">state, if physical, is always altered and affected by any external movement of matter, such as the</text:p>
      <text:p text:style-name="P3">motions of celestial bodies, because of gravity. The Mind is able to transcend the boundaries of spacetime.</text:p>
      <text:p text:style-name="P3">So, minds can interact with each other regardless of the distance between their respective bodies.</text:p>
      <text:p text:style-name="P3">But it seems that, today, the price for freedom is poverty.</text:p>
      <text:p text:style-name="P3">In our lives, we go through conception, birth, individuation, puberty, reproduction, selfrealization,</text:p>
      <text:p text:style-name="P3">senescence, and death. Women subdue men. Men subdue knowledge. Knowledge subdues</text:p>
      <text:p text:style-name="P3">Nature. A man’s duty is to make his woman happy. To make a woman happy, a man must give her</text:p>
      <text:p text:style-name="P3">what she wants. There’s a difference between becoming something and becoming one with something.</text:p>
      <text:p text:style-name="P3">All events have repercussions that go forwards and backwards in time. To bring stuff together, they</text:p>
      <text:p text:style-name="P3">must have first existed. Bringing things together, the very act of creation, makes other exist. When the</text:p>
      <text:p text:style-name="P3">mind rightly reflects the world, creation in the mind materializes and gets reflected in the world. That’s</text:p>
      <text:p text:style-name="P3">art! I’ve learned that it’s useful to write my thoughts down. It allows me to dive into them. Thus letting</text:p>
      <text:p text:style-name="P3">my mind reach previously unknown places. Then, when making art, the knowledge I’ve just attained</text:p>
      <text:p text:style-name="P3">gets automatically expressed one way or another. An it’s an almost instant phenomenon. One day to</text:p>
      <text:p text:style-name="P3">the next. The same thing has happened to me when someone else has shown me a series of new ideas.</text:p>
      <text:p text:style-name="P3">I’ve felt my mind changing. Technically, All new ideas arrive in a perfect form to the brain. It then may</text:p>
      <text:p text:style-name="P3">get muddied by out previous misconceptions of the world, thus introducing Evil into it. To remove</text:p>
      <text:p text:style-name="P3">such instances of evil, we must “throw” it into the world until it works. By doing this, we learn about</text:p>
      <text:p text:style-name="P3">the world and our misconceptions begin to disappear. That is. The Process of correcting our works is</text:p>
      <text:p text:style-name="P3">the process of correcting ourselves, which is a very alchemical idea. So, what is Good? Good is</text:p>
      <text:p text:style-name="P3">whatever’s more affine with the human condition.</text:p>
      <text:p text:style-name="P3"/>
      <text:p text:style-name="P8"/>
      <text:p text:style-name="P10">Conceptualization</text:p>
      <text:p text:style-name="P3">I</text:p>
      <text:p text:style-name="P3">It could be that things don’t make sense intrinsically. That is, there’s not necessarily any correlation</text:p>
      <text:p text:style-name="P3">between the phenomenon of the number two and the word <text:span text:style-name="T1">two</text:span>. That, in the least of cases, any sense or</text:p>
      <text:p text:style-name="P3">meaning is then created when man observes the former and assigns to it the latter. That, by means of</text:p>
      <text:p text:style-name="P3">the act of association, meaning is created. Now, within the mind, what <text:span text:style-name="T1">structure </text:span>must there be to</text:p>
      <text:p text:style-name="P3">represent the occurrence of this? Irrespective of it, materially speaking, this structure would make no</text:p>
      <text:p text:style-name="P3">sense either. It would have no intrinsic meaning. So, it seems that our inquiry is all vacuous and</text:p>
      <text:p text:style-name="P3">empty. But meaning exists because of dynamism foremost. That is, because of life; the ability to move</text:p>
      <text:p text:style-name="P3">things and make them change. That ability: the power of Nature. For example, to make fire happen, we</text:p>
      <text:p text:style-name="P3">need a spark and a fuel in very close proximity. Proximity is the kind of relation between these two</text:p>
      <text:p text:style-name="P3">things that allows the incidence of combustion.</text:p>
      <text:p text:style-name="P3">In reality, it doesn’t matter exactly what configuration must neurons have in the brain in order</text:p>
      <text:p text:style-name="P3">to have whatever idea or experience, or whatever. But the mere occurrence of that such idea, or</text:p>
      <text:p text:style-name="P3">whatever, is enough to say that it took place. Now, if two persons happen to simultaneously have the</text:p>
      <text:p text:style-name="P3">same idea, that’s a particular relation that also exists between them. In the same manner, there are</text:p>
      <text:p text:style-name="P3">relations between each season of the year and the position of the Earth with respect to the sun, relative</text:p>
      <text:p text:style-name="P3">to the stars.</text:p>
      <text:p text:style-name="P3">Then conscience is the operator of our body. The unconscious is the set of concepts with which</text:p>
      <text:p text:style-name="P3">we interpret our internal and external perceptions, and under whose judgment we direct our actions</text:p>
      <text:p text:style-name="P3">and our values. It keeps tabs on our experience So, how could we ever get our unconscious rid of</text:p>
      <text:p text:style-name="P3">noxious and evil concepts and replenish it with good ones? It could be presented with the possibility of</text:p>
      <text:p text:style-name="P3">such a thing ever happening by means of some direct metaphoric stimuli, or it could be taught. It’s not</text:p>
      <text:p text:style-name="P3">just about showing the subject a representation of some concept, but also explaining it to them and</text:p>
      <text:p text:style-name="P3">then confirming its understanding. The interactions between two lovers can be perfectly modeled with</text:p>
      <text:p text:style-name="P3">electrodynamics, regardless of their respective sexes. But, were they to be a heterosexual couple, their</text:p>
      <text:p text:style-name="P3">identification with the model would be supreme!</text:p>
      <text:p text:style-name="P3"/>
      <text:p text:style-name="P3">II</text:p>
      <text:p text:style-name="P3">To conceptualize is to reach a point in space.</text:p>
      <text:p text:style-name="P3">When you are at the forest, or at a place with many trees, and suddenly, the wind blows in such a way that many of the trees around you rattle, the same way do neurons fire in a wave-like manner.</text:p>
      <text:p text:style-name="P3">Comparable to, in the beach, the constant roar of the ocean, ,clashing against the coast, at some point, you notice there’s some kind of silence and you catch yourself there, thinking maybe, amidst a vast nothingness or emptiness of sound.</text:p>
      <text:p text:style-name="P3">So, I’m here, in this world, distributing mind forms or mental structures.</text:p>
      <text:p text:style-name="P3">If I’m to make a film, I have to think about my target audience; I have to study it.</text:p>
      <text:p text:style-name="P3">Say there are two beings and, on some ideal space, there’s a place on which both can stay. One might arrive earlier than the other and even be kept there, waiting forever.</text:p>
      <text:p text:style-name="P3">Now, there’s this physical space, from which one can present the other postcards or projections from that ideal space. This is wooing.</text:p>
      <text:p text:style-name="P3">A medium is only a way to express forms. For there to be motions, there needs to be order. Because there’s a distinction between something being somewhere at one time, and elsewhere later. Order gives rise to forms. Then, in art, we rely of physical entities, media, to hold certain forms that are directed toward other human beings. And on observing such forms, the observer is expected to have a spiritual experience as a product of the sensations caused from observing such forms.</text:p>
      <text:p text:style-name="P3">Ultimately, everything comes from God.</text:p>
      <text:p text:style-name="P3">Not only do we have an internal time-keeping mechanism in our bodies, but we can project “Images” or forms onto the world outside by mere thought or will.</text:p>
      <text:p text:style-name="P3">When things move in space, they are “taxed” by space.</text:p>
      <text:p text:style-name="P3">The universe is expanding, because things observe each other to certain extents.</text:p>
      <text:p text:style-name="P3">There are many things, many forms we can project.</text:p>
      <text:p text:style-name="P3">The conception of a masterpiece is essential in order to set together a series of techniques, or a language, on which to set previous themes and offer, as well, new themes for other languages.</text:p>
      <text:p text:style-name="P3">Women are set to be attracted to the disparate, as if they aspire to bring unity and beauty to it themselves.</text:p>
      <text:p text:style-name="P10">A Theory of Mind</text:p>
      <text:p text:style-name="P3">Through neural plasticity can the brain modify the structures it contains. When two people interact,</text:p>
      <text:p text:style-name="P3">some of these are easily modified. Others, gradually. Some structures allow for a certain kind of</text:p>
      <text:p text:style-name="P3">strange communication at a distance, which could verily be called telepathy. There are, for example,</text:p>
      <text:p text:style-name="P3">Carl Jung’s archetypes. In a manuscript illustrated and illuminated by himself, which he mostly kept</text:p>
      <text:p text:style-name="P3">secret and only revealed to those he deemed close to him and worthy of setting eye on its contents, he</text:p>
      <text:p text:style-name="P3">would record the results of various experiments he did on his own unconscious. These same kind of</text:p>
      <text:p text:style-name="P3">phenomena were also recorded by the magician Aleister Crowley, one clear example being his Book Of</text:p>
      <text:p text:style-name="P3">The Law, <text:span text:style-name="T1">Liber AL Vel Legis</text:span>.</text:p>
      <text:p text:style-name="P3">What archetypes show us is the following. That human life, as free as it seems, is inherently</text:p>
      <text:p text:style-name="P3">modeled by reality itself. (Refer to Lacan’s concepts of the Real, the Symbolic and the Imaginary.) The</text:p>
      <text:p text:style-name="P3">forms of the trees, for example, induce certain thought patterns, discursive patterns within the human</text:p>
      <text:p text:style-name="P3">being. (Refer to the process of conceptualization, and phenomenology.) When the human being creates</text:p>
      <text:p text:style-name="P3">other physical structures, buildings, monuments, etc., their forms also induce certain thoughts in the</text:p>
      <text:p text:style-name="P3">unconscious. This has already been considered when practicing architecture in the past. As a recent</text:p>
      <text:p text:style-name="P3">example, we can recall how Francisco Franco and Benito Mussolini tried to condition the thoughts and</text:p>
      <text:p text:style-name="P3">the behavior of their subjects by means of architecture. Also, we have the other arts and the ways in</text:p>
      <text:p text:style-name="P3">which they influence our lives and our thought processes. Did you know art depends on magic?</text:p>
      <text:p text:style-name="P3">Many so-called mental illnesses could be cured just by a change of environment. Human</text:p>
      <text:p text:style-name="P3">biology is in charge of the development of the body. These processes could become interrupted or</text:p>
      <text:p text:style-name="P3">affected by their environment in as to stray from their <text:span text:style-name="T1">ideal </text:span>course. Consider the process of</text:p>
      <text:p text:style-name="P3">transmission. In communication theory, there’s a sender, a message, a channel, and a receiver. In the</text:p>
      <text:p text:style-name="P3">process of transmission, the sender transmits the message through some channel to the receiver. In</text:p>
      <text:p text:style-name="P3">the ideal case, the message is received completely and without any errors. And we say transmission</text:p>
      <text:p text:style-name="P3">was successful. Now, considering that the channel were to be some physical mechanism, it would be</text:p>
      <text:p text:style-name="P3">prone to become affected by other kinds of physical events in such a way that any message transmitted</text:p>
      <text:p text:style-name="P3">through it could get modified damaged, or even completely obliterated, by external agents whether</text:p>
      <text:p text:style-name="P3">accidentally, or intently. Just as in the process of transmission, the same thing happens to other kinds</text:p>
      <text:p text:style-name="P3">of processes that also depend on the passage of time, like that of physiological development.</text:p>
      <text:p text:style-name="P3">On the possibility of telepathy. Let’s take as an example the Principle of mathematical</text:p>
      <text:p text:style-name="P3">Induction. It’s a sufficiently simple and straightforward idea to allow us to arrive at certain</text:p>
      <text:p text:style-name="P3">conclusions, true knowledge, by the exercise of thought. The same thing can happen with emotions.</text:p>
      <text:p text:style-name="P3">Certain affective experiences outside the scope of the intellect can consistently achieve certain effects</text:p>
      <text:p text:style-name="P3">in the human being. That is to say that, parting from certain stimuli, its subject can arrive at certain</text:p>
      <text:p text:style-name="P3">conclusions as well as act in a way that allows it to achieve a certain goal effectively without any kind of</text:p>
      <text:p text:style-name="P3">proper previous training. Analogously, consider the problem of properly inserting the penis in the</text:p>
      <text:p text:style-name="P3">vagina without ever having any previous reference. Were someone to be spiritually aware, the mere</text:p>
      <text:p text:style-name="P3">forms of their bodies and their respective emotions would guide them perfectly to whatever that</text:p>
      <text:p text:style-name="P3">position is. Such are also the aims of natural history. Think of the principles of gestaltism. So, the</text:p>
      <text:p text:style-name="P3"><text:span text:style-name="T1">grammar </text:span>that lies underneath all of these kinds of interpretive phenomena is born from nature itself</text:p>
      <text:p text:style-name="P3">and of our understanding of it. Our predictions depend on our memories and our different organs</text:p>
      <text:p text:style-name="P3">react directly to the different external stimuli as well as to the internal nervous stimuli. Nerves can</text:p>
      <text:p text:style-name="P3">help the mind inhibit or enable certain reactions to such stimuli in an organ, as well as they can help</text:p>
      <text:p text:style-name="P3">the mind be aware of such reactions in order to associate them to certain ideas, or events, or whatever.</text:p>
      <text:p text:style-name="P3">Then, by Organicism and by quantum mechanics, we could say that a group of individuals that</text:p>
      <text:p text:style-name="P3">naturally exhibit certain behaviors would be able to interact in a rather concerted manner without any</text:p>
      <text:p text:style-name="P3">kinds of previous legal artifices. Such are the aims of anarchism and the Erisian movement. But not</text:p>
      <text:p text:style-name="P3">just that, they would also be naturally allowed to effective communicate at any distance in real time,</text:p>
      <text:p text:style-name="P3">without any kind of artifices whatsoever.</text:p>
      <text:p text:style-name="P3">An anecdote. Once, my former parents took me and my siblings to visit the Louvre Museum in</text:p>
      <text:p text:style-name="P3">Paris, France. Because of its vast extension, they all got tired of it before seeing all it has to offer and</text:p>
      <text:p text:style-name="P3">returned to the hotel room to rest. I decided to stay behind. I wanted to see it all. So, after doing the</text:p>
      <text:p text:style-name="P3">best I could, even though a whole section was closed, upon exiting into the city I realized that I was</text:p>
      <text:p text:style-name="P3">alone and mostly ignorant of how to get around the city on my own. Nevertheless, I acquired a</text:p>
      <text:p text:style-name="P3"><text:span text:style-name="T1">baguette </text:span>with <text:span text:style-name="T1">jambon </text:span>and started walking on whim, without any definite course. Even at that early</text:p>
      <text:p text:style-name="P3"><text:soft-page-break/>age, I liked to make little rules for myself, like to step on certain tiles instead of others. But then I had a</text:p>
      <text:p text:style-name="P3">problem at hand. I had only one ticket for the Metro and didn’t know which one would take me to the</text:p>
      <text:p text:style-name="P3">station near the hotel we were staying at. So I disposed myself to just enter whatever station I saw first</text:p>
      <text:p text:style-name="P3">on finishing my baguette. Then, on the way there, I made some other rules to choose which direction</text:p>
      <text:p text:style-name="P3">to take on arriving at an intersection. On finishing the baguette, a Metro station materialized in front</text:p>
      <text:p text:style-name="P3">of mine eyes, and lo and behold, it took me directly to my destination. In this case, analyzing with</text:p>
      <text:p text:style-name="P3">social dynamics, we could say that the rates of change of the infrastructure of the city of Paris tend to</text:p>
      <text:p text:style-name="P3">zero, and that urban movement mostly depends on it. But the important thing here is that the way that</text:p>
      <text:p text:style-name="P3">city was planned allowed me to reach my destination just by improvising. The same thing happens</text:p>
      <text:p text:style-name="P3">with music. But I do understand that you first have to be in a certain comfortable state of being, not</text:p>
      <text:p text:style-name="P3">only of mind. It is a very important thing to be comfortable nevertheless.</text:p>
      <text:p text:style-name="P3"/>
      <text:p text:style-name="P2">Consciousness and Heartbreak</text:p>
      <text:p text:style-name="P2"/>
      <text:p text:style-name="P1">Have you ever seen a woman enjoy breaking your heart?</text:p>
      <text:p text:style-name="P1"/>
      <text:p text:style-name="P1">Well, consciousness is independent from sleep cycle state. Just so you know. Pa' que sepas.</text:p>
      <text:p text:style-name="P1"/>
      <text:p text:style-name="P1">It's cruel.</text:p>
      <text:p text:style-name="P1"/>
      <text:p text:style-name="P1">Notes</text:p>
      <text:p text:style-name="P1">---------------</text:p>
      <text:p text:style-name="P1"/>
      <text:p text:style-name="P1">Even though one may acknowledge everything is sexual in nature, it doesn't mean one always approaches everything from within a sexual mindset. Nor that you've got to.</text:p>
      <text:p text:style-name="P1"/>
      <text:p text:style-name="P1"/>
      <text:p text:style-name="P1">--------------</text:p>
      <text:p text:style-name="P3">Brain waves flow inside our brains in certain directions, with certain patterns,</text:p>
      <text:p text:style-name="P3">Thoughts don’t exist in the brain; the brain accesses them with its brainwaves.</text:p>
      <text:p text:style-name="P3">The patterns induced in our brains by our sensations of the world leave behind, in our bodies, an image, a memory, a key, that allows us to revisit, in some way, such experience. A tally, if you will. A return address.</text:p>
      <text:p text:style-name="P4">-------------------------</text:p>
      <text:p text:style-name="P4"/>
      <text:p text:style-name="P4">There is indeed a state of mind, similar to sleeping, in which the conscious, still conscious, delegates the control of other parts of the body, like the lower limbs, and other extremities.</text:p>
      <text:p text:style-name="P4"/>
      <text:p text:style-name="P4">While the body is asleep, it must still keep its soul to stay alive. The soul guarantees the body's uniqueness since its conception.</text:p>
      <text:p text:style-name="P4"/>
      <text:p text:style-name="P4">To have an exorcist expel your soul from your body is deadly. </text:p>
      <text:p text:style-name="P4"/>
      <text:p text:style-name="P4">The body must safeguard its soul. The soul knows it's body. Because, when an exorcist expels a demon from a body the demon flees. But, when a priest expels your soul from your body, unless you have a death wish, or are dying, for a moment, your soul leaves your body, but takes some time to return to its body. During that time, one is dead. So, in order to return, from among all the bodies in the world, your soul has to know your body. Also, the body knows its soul…</text:p>
      <text:p text:style-name="P4"/>
      <text:p text:style-name="P4">There are many kinds of gravity. </text:p>
      <text:p text:style-name="P4">There's a certain kind of gravity that, for example, brings prime matter into a work of art.</text:p>
      <text:p text:style-name="P4"/>
      <text:p text:style-name="P4">There's a certain gravity that brings people together to fight for a cause .</text:p>
      <text:p text:style-name="P4"/>
      <text:p text:style-name="P4"/>
      <text:p text:style-name="P4"><text:soft-page-break/>It's curious to me how, even though, the cells that perceive the light in our eyes, even though they're discrete and finite, we don't seem to perceive the distinction between the input of each individual cell.</text:p>
      <text:p text:style-name="P4">What I'm trying to say is, we perceive the image of the world we observe with our eyes as a whole. We may only possibly distinguish which cell was responsible for a particular input by the position of a point in the image. But we do not distinguish the distance between any two adjacent neurons. Since, I guess, we do most of our thinking with our brain, which is compared of finitely many neurons,....</text:p>
      <text:p text:style-name="P4"/>
      <text:p text:style-name="P4"/>
      <text:p text:style-name="P4">So, the mind can communicate with God in his own language.</text:p>
      <text:p text:style-name="P4"/>
      <text:p text:style-name="P4">In the world of ideals, concepts are the constitutional entities described and appreciated by the mind by means of language.</text:p>
      <text:p text:style-name="P4"/>
      <text:p text:style-name="P4">We acquire this language by inferring it from nature.</text:p>
      <text:p text:style-name="P4"/>
      <text:p text:style-name="P3">Thought is an expensive process for a man. But it’s super effective and efficient while at it. If the Homo sapiens sapiens survived the neanderthal, it’s because of our more adaptable, less power intensive physiognomy. But the woman is, above all, even more adaptable and more efficient than man.</text:p>
      <text:p text:style-name="P3">Even if a woman be larger than a man, all of her complexities will forever drown the simplicities of man.</text:p>
      <text:p text:style-name="P3">Also, men’s brains shrink on becoming fathers. </text:p>
      <text:p text:style-name="P3">But the beginning of Sovereignty is self-awareness.</text:p>
      <text:p text:style-name="P4"/>
      <text:p text:style-name="P4"/>
      <text:p text:style-name="P3"/>
      <text:p text:style-name="P5"/>
      <text:p text:style-name="P3">A Film Theory Manifesto</text:p>
      <text:p text:style-name="P3">All the pursuits of an <text:span text:style-name="T1">unifying </text:span>theory of physics is only a problem of compression. That is, since all a</text:p>
      <text:p text:style-name="P3">theory does is explain the universe, an unifying theory of everything only calls for a recollection of all</text:p>
      <text:p text:style-name="P3">the knowledge about physical phenomena, reduced to a few principles over which, after applying logic,</text:p>
      <text:p text:style-name="P3">any and all of such knowledge could be deduced and produced. So, a side effect of such a theory would</text:p>
      <text:p text:style-name="P3">mean that predictions of previously unobserved phenomena might actually be observed as an</text:p>
      <text:p text:style-name="P3">emergent phenomenon from the interaction of pieces of knowledge. Now, it would be an extremely</text:p>
      <text:p text:style-name="P3">difficult task to compose a new theory every time know knowledge is attained. So, what about the</text:p>
      <text:p text:style-name="P3">universe are we actually interested in? What is something? What is anything?</text:p>
      <text:p text:style-name="P3">After spending much of my life getting to the bottom of things, I’ve decided to unify my</text:p>
      <text:p text:style-name="P3">findings. A film is an audiovisual Resource. That means that filmmaking depends on a moving picture</text:p>
      <text:p text:style-name="P3">and a soundtrack. As such, a film must encapsulate as much knowledge as possible at the lowest cost of</text:p>
      <text:p text:style-name="P3">production possible. Conceptually, we can determine that a film must also have a beginning and an</text:p>
      <text:p text:style-name="P3">end. Those are the <text:span text:style-name="T1">telos</text:span>. But a film must be objectively good in order to justify its existence, not just in</text:p>
      <text:p text:style-name="P3">the technical aspect. For some reason, cinematic language is very intuitive to me, while music is more</text:p>
      <text:p text:style-name="P3">of an intellectual exercise, and verbal natural language is a tedious thing for me to work with, because I</text:p>
      <text:p text:style-name="P3">set myself too very high expectations. The only issue I have with visual language is a textural one,</text:p>
      <text:p text:style-name="P3">beginning with the use of colors. It seems to me as a very cheap trick and a very old joke. I would</text:p>
      <text:p text:style-name="P3">rather shoot in black and white. It’s more sober. People just don’t seem to like a raw texture. They can</text:p>
      <text:p text:style-name="P3">only either identify with the purposeful <text:span text:style-name="T1">lo-fi </text:span>or the over-produced image. The first one is too insincere,</text:p>
      <text:p text:style-name="P3">almost hypocritical, while the latter’s just obscenely expensive. An over produced image or sound is</text:p>
      <text:p text:style-name="P3">only appealing, because it means that there are many people backing up that certain project. So people</text:p>
      <text:p text:style-name="P3">think that, if so many people want that film to exist, so should they. It’s the same effect as overlaying a</text:p>
      <text:p text:style-name="P3">laughing track onto a comedy film or broadcast. It elicits a societal response that should depend on the</text:p>
      <text:p text:style-name="P3">strength of the narrative. It’s just a cop-out; a trick of psychological manipulation.</text:p>
      <text:p text:style-name="P3">In my case, even though I’m alone in my own pursuit of a new kind of filmmaking, I do have a</text:p>
      <text:p text:style-name="P3">certain backing by certain people, whether they’re aware of it or not. I have the backing of the Free</text:p>
      <text:p text:style-name="P3">Software Community, of the serious musicians, of the scientists, of the Holy Men all around the globe.</text:p>
      <text:p text:style-name="P3">The Free Software Community has given me software to produce my works. Musicians have given me a</text:p>
      <text:p text:style-name="P3">reference to their feelings with their music. Scientists have armed me with knowledge and enough of a</text:p>
      <text:p text:style-name="P3">perspective to know, more or less, where I stand on this world. And Holy Men stand there to remind</text:p>
      <text:p text:style-name="P3">me that I’m not alone. In a day in which filmmaking has become democratized, in which, socially,</text:p>
      <text:p text:style-name="P3">people have become ever more isolated from each other, in which the poor is looked down on, the</text:p>
      <text:p text:style-name="P3">filmmaker has a mission. It’s not about making life seem grander than it actually is. It’s about</text:p>
      <text:p text:style-name="P3">reminding the rest of the world of what actually matters. That we’re human. That social ideals are not</text:p>
      <text:p text:style-name="P3">people. That we matter.</text:p>
      <text:p text:style-name="P3">The Door Test</text:p>
      <text:p text:style-name="P3">The Door Test is the way in which a man knows a woman wants him. A woman who wants a man will</text:p>
      <text:p text:style-name="P3">actually put him in the position to perform His Duty. That is, she’ll make sure, as far as her knowledge</text:p>
      <text:p text:style-name="P3">permits her, that the necessary conditions to engage in intercourse are actually met. For example, by</text:p>
      <text:p text:style-name="P3">making them both be alone in a room in which they would not be disturbed. That is, behind a Closed</text:p>
      <text:p text:style-name="P3">Door. A few things can happen then. Foremost, that the man is just scared and unable to perform. It</text:p>
      <text:p text:style-name="P3">could also be that the man sees the conditions of the room as inappropriate for intercourse, thus</text:p>
      <text:p text:style-name="P3">refusing to perform. But they can just actually go ahead and engage in intercourse. The last possibility,</text:p>
      <text:p text:style-name="P3">which is dual and can be cruel, is that in which the woman has no actual intention of engaging in</text:p>
      <text:p text:style-name="P3">intercourse, as in a prank, for example. We can call it the Reverse Door Test, with which a woman</text:p>
      <text:p text:style-name="P3">might test a man’s manliness. That is, it tests whether a man is a master of his own body. The problem</text:p>
      <text:p text:style-name="P3">is that many women expect men to always be ready to perform for them on command, as if it actually</text:p>
      <text:p text:style-name="P3">was their birthright. To their eyes, if the man fails fails to perform, for whatever reason, it means that</text:p>
      <text:p text:style-name="P3">he is not fit for reproduction or that they just weren’t destined to be together. Those women are just</text:p>
      <text:p text:style-name="P3">oblivious of human nature, and it is actually they who are just unfit for motherhood.</text:p>
      <text:p text:style-name="P3"/>
      <text:p text:style-name="P3">The Conceptual Zoom</text:p>
      <text:p text:style-name="P3">The Conceptual Zoom allows us to present a variety of structures in order. It also allows us to reach an</text:p>
      <text:p text:style-name="P3"><text:soft-page-break/>origin, or a crux of the matter. What differences that point of origin at which all axes come together, is</text:p>
      <text:p text:style-name="P3">an absolute feeling of surprise. There can’t be any absolute feeling of surprise at the beginning of a</text:p>
      <text:p text:style-name="P3">film, because the spectator knows they already don’t know what’s going to happen in it. So, the</text:p>
      <text:p text:style-name="P3">beginning can only set up the story in such a way that the spectator feels there’s a space interesting</text:p>
      <text:p text:style-name="P3">enough to consider suspending disbelief as soon as possible. Then the end MUST NOT be a surprise.</text:p>
      <text:p text:style-name="P3">That is, the spectator must feel the film nearing closure. But that doesn’t mean it cannot be surprising.</text:p>
      <text:p text:style-name="P3">So, the crux is when all the things come into perspective, as when an image becomes focused and the</text:p>
      <text:p text:style-name="P3">rays of light are all collimated, allowing for the solution of the problem to follow immediately. Think of</text:p>
      <text:p text:style-name="P3">the light cones in general relativity. In reality, it’s all about becoming present in a world that’s</text:p>
      <text:p text:style-name="P3">happening now. Think of a situation, or a configuration of the universe, and determine what makes it</text:p>
      <text:p text:style-name="P3">so important that it deserves to be shown to everybody. That would be, because it’s a spiritual</text:p>
      <text:p text:style-name="P3">experience. Now, we can identify the previous less important, less potent, less powerful experiences</text:p>
      <text:p text:style-name="P3">that led to our crux, knowing that they’re all interrelated and that they affect each other somehow,</text:p>
      <text:p text:style-name="P3">even if subtly. Then repeat the process with them if necessary, until arriving at a vertiginously vast</text:p>
      <text:p text:style-name="P3">space. Then select the most important aspect of the crux and follow up its consequences, ignoring all</text:p>
      <text:p text:style-name="P3">the others, until you reach an absurd, a <text:span text:style-name="T1">deja-vu</text:span>, a tedium or an expansion. Just let it die.</text:p>
      <text:p text:style-name="P3">Good and Evil</text:p>
      <text:p text:style-name="P3">When confronted with a situation in which we have to make a decision, there are a number of options;</text:p>
      <text:p text:style-name="P3">at least two. Of these options, there will always, always be one that is the best. That is, there is no</text:p>
      <text:p text:style-name="P3">catch-22. This is only, because it is true that a false statement can imply a true one. Now, we can rank</text:p>
      <text:p text:style-name="P3">our options from best to worst. What I contend is that, when we make a good decision, and it doesn’t</text:p>
      <text:p text:style-name="P3">necessarily have to be the best, in our subsequent circumstances, our options will be statistically</text:p>
      <text:p text:style-name="P3">biased toward the better kind. That is, more of our options will be better than worse. Another thing I</text:p>
      <text:p text:style-name="P3">contend is that, when we make a good decision, its outcome will make the world better. If we, as a</text:p>
      <text:p text:style-name="P3">species that seems to hold the only access to willful activity, thus serving as the criterion of morality, if</text:p>
      <text:p text:style-name="P3">we, collectively, make, in general, good decisions, we’d be making the world, the universe, and nature</text:p>
      <text:p text:style-name="P3">itself, actually become objectively good. Then, eventually, there will be no bad options to choose from</text:p>
      <text:p text:style-name="P3">at all in the course of making a decision. And all will be good. But it’s better to do good sooner than</text:p>
      <text:p text:style-name="P3">later.</text:p>
      <text:p text:style-name="P3">cine rauco</text:p>
      <text:p text:style-name="P3">La localización es más genérico que otra cosa.</text:p>
      <text:p text:style-name="P3">El sujeto es lo importante; lo que dice, lo que hace.</text:p>
      <text:p text:style-name="P3">La oscuridad no existe. Más bien, es construída por el medio.</text:p>
      <text:p text:style-name="P3">Mientras más fuentes de luz, mejor.</text:p>
      <text:p text:style-name="P3">Debe contener un cuerpo considerable de silencio absoluto.</text:p>
      <text:p text:style-name="P3">Mientras más baratos los instrumentos, mejor.</text:p>
      <text:p text:style-name="P3">Los instrumentos no pueden variar durante toda función.</text:p>
      <text:p text:style-name="P3">Los personajes son ideales, no estereotipos ni reales.</text:p>
      <text:p text:style-name="P3">Mientras más aparte se produzca el sonido de la imagen, mejor.</text:p>
      <text:p text:style-name="P3">Se permite cualquier género, siempre que trate el anarquismo.</text:p>
      <text:p text:style-name="P3">Los desnudos, si alguno, deben ser poderosos.</text:p>
      <text:p text:style-name="P3">La función debe durar entre 89 y 128 minutos en total.</text:p>
      <text:p text:style-name="P3">No debe contar con más de 14 personajes ni menos que cinco.</text:p>
      <text:p text:style-name="P3">Estaba pensando, también, en una estética punk.</text:p>
      <text:p text:style-name="P3">O por lo menos una dactitud punk.</text:p>
      <text:p text:style-name="P3">En una época en que la represión política y social abunda,</text:p>
      <text:p text:style-name="P3">específicamente en Puerto Rico,</text:p>
      <text:p text:style-name="P3">a veces hace falta un grito de anarquía para despertar a las masas.</text:p>
      <text:p text:style-name="P3">Ya saben, eso de la apropiación del espacio, el squatting.</text:p>
      <text:p text:style-name="P3">El olvidar las reglas y simplemente mandarlas al carajo.</text:p>
      <text:p text:style-name="P3">Esa actitud de in "your face, and I don't fucking care</text:p>
      <text:p text:style-name="P3">what you think about it."</text:p>
      <text:p text:style-name="P3">Lenguaje obseno.</text:p>
      <text:p text:style-name="P3">Quizás todo esto, pero sin olvidar que el punko es un ser humano,</text:p>
      <text:p text:style-name="P3">que tiene corazón, alma o sentimiento,</text:p>
      <text:p text:style-name="P3"><text:soft-page-break/>o cualquier patraña que se hayan inventado para describirnos.</text:p>
      <text:p text:style-name="P3">Es decir, que el punk no existe sólo por conveniencia,</text:p>
      <text:p text:style-name="P3">sino por una falta de conformismo particular</text:p>
      <text:p text:style-name="P3">que caracteriza la sociedad de hoy día.</text:p>
      <text:p text:style-name="P3">Por otro lado, los personajes todos deben ser artificiales,</text:p>
      <text:p text:style-name="P3">esto es, sin rayar en lo absurdo ni en lo real,</text:p>
      <text:p text:style-name="P3">como creo que ya había dicho anteriormente.</text:p>
      <text:p text:style-name="P3">El cómo se puede llegar en el diálogo a ciertas conclusiones</text:p>
      <text:p text:style-name="P3">cuando, para entenderlo todo, debes estar dentro de la película.</text:p>
      <text:p text:style-name="P3">Lo que aquí tenemos es un error holográfico.</text:p>
      <text:p text:style-name="P3">A movement is just a discovery of oneself. A path towards liberation.</text:p>
      <text:p text:style-name="P3">The question we must ask ourselves is how many paths are there.</text:p>
      <text:p text:style-name="P3">I'd say that possibly infinite.</text:p>
      <text:p text:style-name="P3">This is a fictional world in which all people have preconfigured psychologies. Thus, given their</text:p>
      <text:p text:style-name="P3">psychology, we can predict, precisely, the decisions they will take give a situation they encounter</text:p>
      <text:p text:style-name="P3">themselves with. Then, we present a psychological model by which we construct our characters. Note</text:p>
      <text:p text:style-name="P3">that this model must make us able to construct almost an infinity of characters, but only a few are</text:p>
      <text:p text:style-name="P3">necessary for a story to be told, or for an event to happen. Of course, there are events in which a</text:p>
      <text:p text:style-name="P3">massive amount of people participate, but we will assume that they are all acting according to a single</text:p>
      <text:p text:style-name="P3">mindset and not as individuals. Thus, a character might be a collective, indeed, the same way a</text:p>
      <text:p text:style-name="P3">corporation is regarded as a person for legal matters.</text:p>
      <text:p text:style-name="P3">Now, having a possibly infinite amount of characters, we need a reality for them to exist. But reality is</text:p>
      <text:p text:style-name="P3">nothing other than the consequences of the actions of the characters within it. Thus reality is the</text:p>
      <text:p text:style-name="P3">reflection of the mind itself. And we use mind here as a collective rather than an individual thing.....</text:p>
      <text:p text:style-name="P3">whatever/.</text:p>
      <text:p text:style-name="P3">We go now to define what history is, which is an ordered recording along time of the events that take</text:p>
      <text:p text:style-name="P3">place therein. Now, we define a story as the retelling of a history in this fictional world of ours. Now,</text:p>
      <text:p text:style-name="P3">we encounter ourselves with the problem of defining what constitutes as a comprehensive and self-contained</text:p>
      <text:p text:style-name="P3">story. This questioned can be answered easily, graphically, geometrically and</text:p>
      <text:p text:style-name="P3">mathematically. The details are not important to the purposes of this writing. From here on, we will</text:p>
      <text:p text:style-name="P3">call a comprehensive and self-contained story as a story, simply.</text:p>
      <text:p text:style-name="P3">Now, we have to consider the different media, styles, and formats in which stories can be represented.</text:p>
      <text:p text:style-name="P3">These range from the archaic to the modern. There are, epistles, novels, plays, movies, short stories,</text:p>
      <text:p text:style-name="P3">half-hour tv show, whole hour tv show, folk storytelling, dialogue, abstract imagery, etc. While we can,</text:p>
      <text:p text:style-name="P3">in fact, deal with any of these media, we will concern ourselves with those that interests us the most.</text:p>
      <text:p text:style-name="P3">These are movies and plays. Honestly, movies tickle me the most. Let’s take it as an example.</text:p>
      <text:p text:style-name="P3">In average, a movie is about 111 minutes long with about 70 scenes in total. Normally, a movie is shot</text:p>
      <text:p text:style-name="P3">on 35mm film at a 24fps frame rate. That is, overall, the 35mm film gives us a relatively discernible</text:p>
      <text:p text:style-name="P3">resolution with which to capture instances of images in the real world, the medium we use to represent</text:p>
      <text:p text:style-name="P3">this fictional world we are creating. This matter’s is of no importance to us and is dealt with by a series</text:p>
      <text:p text:style-name="P3">of professionals lead by the director of photography. What matters to us is the frame rate. We have</text:p>
      <text:p text:style-name="P3">only about 160,000 images put in some sort of order to tell a story in about 111.11 minutes. This, at</text:p>
      <text:p text:style-name="P3">about 95 seconds per scene, gives us about 2,280 frames per scene. We must define now, what</text:p>
      <text:p text:style-name="P3">constitutes a scene. A scene is a sequence of shots that move the story from one place to another. A</text:p>
      <text:p text:style-name="P3">shot can be regarded as a heart-beat of the movie, at about 1.3333 seconds per shot, that is 32 frames</text:p>
      <text:p text:style-name="P3">per shot, about 70 shots per scene. 70 shots per scene sounds a lot like 70 beats per minute. Notice</text:p>
      <text:p text:style-name="P3">that this number may vary the way a very well trained athlete can achieve a 28bpm heart rate at rest</text:p>
      <text:p text:style-name="P3">and 200bpm at maximum effort. These are the extremes, though. The point of the matter is that we</text:p>
      <text:p text:style-name="P3">don’t count our seconds as much as we count our minutes. Thus, a scene is somewhat comparable to a</text:p>
      <text:p text:style-name="P3">minute in real life. This effect is what we call Time Dilation of the fictive world. As if, by translation</text:p>
      <text:p text:style-name="P3">from the imagination into a tangible medium, the fictive world could fit more information in less</text:p>
      <text:p text:style-name="P3">space, if permitted, the same way more time seems to elapse as we dream, but, because of the</text:p>
      <text:p text:style-name="P3">technicalities and rules that compose reality, this difference in the passage of time is inevitable until</text:p>
      <text:p text:style-name="P3">we find the perfect medium by which to present a fictive story directly into the imagination of other</text:p>
      <text:p text:style-name="P3">people who wish to acquire it. This is, whether it be by means of telepathy or whatever, until we find</text:p>
      <text:p text:style-name="P3"><text:soft-page-break/>the method to achieve this, we are stuck with whatever resources we find at hand. For example, a</text:p>
      <text:p text:style-name="P3">movie, 70 scenes, unto 1.85 hours is a ratio of about 1.6, which is not that bad. In real life, most people</text:p>
      <text:p text:style-name="P3">have a patience of endurance of the same bullshit of about an hour. Now, you may argue that most</text:p>
      <text:p text:style-name="P3">movies play longer than an hour. The fact is that, while watching a movie, as long as the Time Dilation</text:p>
      <text:p text:style-name="P3">ratio is not more than pi, a 60 scene movie would be equivalent to a 60 minutes endurance of bullshit.</text:p>
      <text:p text:style-name="P3">Now, most people feel themselves to be cheated if a movie, or a play, lasts less than 72 minutes</text:p>
      <text:p text:style-name="P3">regardless of how well it is written. If you achieve a Time Dilation ratio of 1, you might as well be called</text:p>
      <text:p text:style-name="P3">goth, ye who knoweth it all. And, in this case, you might feel the need to write movies with 72 scenes or</text:p>
      <text:p text:style-name="P3">more.</text:p>
      <text:p text:style-name="P3">Now, most people never pay attention, but a lot of things happen all the time, but, if you’ve ever had a</text:p>
      <text:p text:style-name="P3">watch with exact and perfect time, you might have had noticed that really special things happen</text:p>
      <text:p text:style-name="P3">universally, that is, within our minds, bodies, and without, when the clock, or watch, strikes a new</text:p>
      <text:p text:style-name="P3">hour with a fresh new batch of 3,600 unused seconds waiting to be used. It is as if this amounts of</text:p>
      <text:p text:style-name="P3">seconds constituted a complete cycle in life. A comprehensive and self-contained cycle. Sound</text:p>
      <text:p text:style-name="P3">familiar? Well, it should. Now, imagine a butterscotch hard candy. When you first get hold of it, it is</text:p>
      <text:p text:style-name="P3">enveloped in some sort of wrapper. Contemplate this piece of wrapped candy. Notice that the wrapper</text:p>
      <text:p text:style-name="P3">extends to more than the width of the candy to its sides. Realize that we are only interested in the</text:p>
      <text:p text:style-name="P3">candy itself, but, without the wrapper, we would not want the candy at all, for hygenic reasons or</text:p>
      <text:p text:style-name="P3">whatever. Now, the same happens with the movies. We would not want to see a 60 scene movie, for it</text:p>
      <text:p text:style-name="P3">will prove to be too coarse or unfit or unhygenic for out liking. Thus, we need a wrapper. On one end of</text:p>
      <text:p text:style-name="P3">the wrapper, we have the opening titles with some music and graphics and whatever, and the first</text:p>
      <text:p text:style-name="P3">scene; some sort of hook and previous information needed for the movie not to be and orphan in the</text:p>
      <text:p text:style-name="P3">minds of movie-goers. Then, on the other side, we’ve got some sort of last scene, the credits, maybe</text:p>
      <text:p text:style-name="P3">some bloopers. For now, we have a count of 2 or 3 scenes on one side and 2 or 3 at the end. This gives</text:p>
      <text:p text:style-name="P3">us 4 to 6 scenes of extra wrapper. Now, the wrapper also envelops the candy. You can see that some</text:p>
      <text:p text:style-name="P3">directors like their movies divided into parts or chapters, like Quentin Tarantino. See that, even if</text:p>
      <text:p text:style-name="P3">you’re not one of them, you might get to have at least a couple of scenes in which you just did whatever</text:p>
      <text:p text:style-name="P3">you wanted to do, even though they were irrelevant to the story itself. Let me tell you that this is part of</text:p>
      <text:p text:style-name="P3">the wrapper too. In fact, that is the part of the wrapper that brandishes the logo of the person that</text:p>
      <text:p text:style-name="P3">made the candy. It is your signature. We may count 1 to 10 in-movie wrapper scenes, and this gives us</text:p>
      <text:p text:style-name="P3">a total of 5 to 16 wrapper scenes. Add the obligatory 60 candy scenes et voilá, you get a 65 to 86 scene</text:p>
      <text:p text:style-name="P3">movie, wrapped and ready for market. Don’t get me wrong, this ain’t written on stone, this is just to get</text:p>
      <text:p text:style-name="P3">an idea of the distribution of scenes in a normal movie. There may be a single-shot movie as well as a</text:p>
      <text:p text:style-name="P3">movie in which each shot is only 16 frames long. Experimentation is always encouraged. But, for our</text:p>
      <text:p text:style-name="P3">own purposes, we will stick to this paradigm.</text:p>
      <text:p text:style-name="P3">The breakthrough comes this way. For generations, people have been coming up with stories the hard</text:p>
      <text:p text:style-name="P3">way: with their own minds. We argue that, with all the advancements in technology, mathematical</text:p>
      <text:p text:style-name="P3">theory, psychology, etc., we might be able to automatise the creative method in producing a movie</text:p>
      <text:p text:style-name="P3">without any lack in quality whatsoever. For now, we’re not proposing a program in which you just hit a</text:p>
      <text:p text:style-name="P3">button, let the machine crank its number, wait for an alarm bell, as when the meal’s ready in the</text:p>
      <text:p text:style-name="P3">microwave, and presto, you’ve got a movie. No. What we want is a creative assistant. A program, or</text:p>
      <text:p text:style-name="P3">method, which enables the writer to produce more scripts than what would be possible traditionally.</text:p>
      <text:p text:style-name="P3">The rest of the production process remains the same. This is, the machine would not be entirely</text:p>
      <text:p text:style-name="P3">autonomous. It would first be needed to be fed some initial conditions from which it could</text:p>
      <text:p text:style-name="P3">automatically explore all the possibilities to find a story within the given range of scenes or steps.</text:p>
      <text:p text:style-name="P3">Then, the screenwriter will dedicate himself to choose the best of the possible stories from the list</text:p>
      <text:p text:style-name="P3">given by the machine, and uses this as a template in order to refine the story into a piece of art,</text:p>
      <text:p text:style-name="P3">because the output of the machine will be nothing more than some prime matter. In the case of the</text:p>
      <text:p text:style-name="P3">movies, The screenplay is written, and the screenwright puts his touch on it the way the stroke of the</text:p>
      <text:p text:style-name="P3">brush leaves the touch of the painter over the surface of the canvas. Then it is passed onto the director,</text:p>
      <text:p text:style-name="P3">who further leaves an imprint on the work of art, then to the actors, to the crew, then to the editors,</text:p>
      <text:p text:style-name="P3">and, lastly, to the publishers. All in order to achieve a unique work of art. Notice that the more hands it</text:p>
      <text:p text:style-name="P3">passes through, the more special it is. Note, also, that the more hands it goes through, the more jobs</text:p>
      <text:p text:style-name="P3">will have been created. Multiply that by the amount of screenplays you can produce and successfully</text:p>
      <text:p text:style-name="P3">convert into a fully delivered movie, and you’ve got yourself a real commitment with humanity, and</text:p>
      <text:p text:style-name="P3"><text:soft-page-break/>your local economy.</text:p>
      <text:p text:style-name="P3">Si el cine es para ver cosas que no veríamos normalmente, no me interesa ver en el cine cosas que no</text:p>
      <text:p text:style-name="P3">querría ver en la vida real. I.e. violencia, matanzas, etc...</text:p>
      <text:p text:style-name="P3">En este cine, demostramos cómo, fuera de los estereotipos, podemos tener más y mejores obras</text:p>
      <text:p text:style-name="P3">dramáticas sin tener que caer en los mercados nicho.</text:p>
      <text:p text:style-name="P3"/>
      <text:p text:style-name="P3">notes</text:p>
      <text:p text:style-name="P3">----------------</text:p>
      <text:p text:style-name="P1">Regarding my treatise of film, even though events ordered in succession lead chronologically to a certain outcome, each, individually, contribute to the climax the same way all the frequencies of the spectrum of light converge at a single point on collimation.</text:p>
      <text:p text:style-name="P1"/>
      <text:p text:style-name="P1">That moment when one is witness to a catastrophically disastrous and traffic event, for which, seeking justice, one lends oneself to the call of duty, later learning that despite ones efforts, the event strike close to heart as the loss of something or someone dear ensued, causes an empathic third party to be moved to tears.</text:p>
      <text:p text:style-name="P1"/>
      <text:p text:style-name="P1">All works of art must express a sense of naivete. Otherwise, it's not legitimate; it's not an honest work of art. If, instead, the works were to serve themselves from a terrible and blatant lack of judgment, it cannot be said that they express naivete. For the true artist zeals after the Good, the True and the Beautiful, from which enterprise no lack of judgment ever arises. It's only natural.</text:p>
      <text:p text:style-name="P1"/>
      <text:p text:style-name="P1">Prepare his death and his birth will appear as a sign</text:p>
      <text:p text:style-name="P1"/>
      <text:p text:style-name="P3">I have to master the art of surprise, and learn to capitalize on it.</text:p>
      <text:p text:style-name="P3">There’s this phenomenon, the reason why children want to fight just after watching an action movie at the cinema.</text:p>
      <text:p text:style-name="P3">Pick a few things in the world, make an astounding, surprising story regarding something usual, and the spectator will identify with the agent. It’s an identification complex.</text:p>
      <text:p text:style-name="P3">I would produce a model of music and then force it from one plane to another.</text:p>
      <text:p text:style-name="P3">I aim to make works of art that “make sense” from a variety of perspectives, or all points of view and distances.</text:p>
      <text:p text:style-name="P3"/>
      <text:p text:style-name="P3">The work of art begins with its death and ends with its birth in the real world, where it will remain forever if God so wills it.</text:p>
      <text:p text:style-name="P3"/>
      <text:p text:style-name="P3">Honesty in art is in Love. Many works today are valued, because of the amount of work that went into them. But the work of art that truly matters is that for which more Love was needed.</text:p>
      <text:p text:style-name="P3"/>
      <text:p text:style-name="P3">I used to follow the advice that goes like “don’t fall in love with anything you do,” and “you must be willing to sacrifice it.” Then I found myself not putting enough Love into my works.</text:p>
      <text:p text:style-name="P3">Now, I think about calligraphy. I understand why people developed their calligraphy centuries ago. They put Love into it.</text:p>
      <text:p text:style-name="P3">Absorb from where you are.</text:p>
      <text:p text:style-name="P3">The Theory of Resources</text:p>
      <text:p text:style-name="P3">This Theory of Resources arises from an attempt to explain the origin of logic, meditating on the</text:p>
      <text:p text:style-name="P3">concepts of existence and nonexistence, while being acquainted with mathematical set theory. The first</text:p>
      <text:p text:style-name="P3">image that came to my mind was that of the well. And it was not clear to me then how powerful this</text:p>
      <text:p text:style-name="P3">image would be on the different aspects of the development of this theory later on, without directly</text:p>
      <text:p text:style-name="P3">remitting to it. There are ways in which a container retrieves something from a well, or a source.</text:p>
      <text:p text:style-name="P3">Depending on how the container achieves this purpose, something different ends up in the container.</text:p>
      <text:p text:style-name="P3">Right off the bat, we have a binary. The container and the source. But a source of what? A container of</text:p>
      <text:p text:style-name="P3">what? There, we have a different kind of binary. The container and the thing contained. The source</text:p>
      <text:p text:style-name="P3">and the commodity. Now, there must be a source from which we can retrieve some <text:span text:style-name="T1">nothing</text:span>. And just</text:p>
      <text:p text:style-name="P3">like that, you get the empty set. But all of this wasn’t enough to still have a theory. As we know, a</text:p>
      <text:p text:style-name="P3">theory must explain the universe. Then I came up with the idea that everything could be a resource.</text:p>
      <text:p text:style-name="P3">That not only do we tap a source, but that we also have drains for whatever comes out. And that</text:p>
      <text:p text:style-name="P3">seemed fair enough to pursue a Theory of Resources. I knew that physicists imagine the topology of</text:p>
      <text:p text:style-name="P3"><text:soft-page-break/>the universe as an immense sphere with the line of time running straight from the south pole, a</text:p>
      <text:p text:style-name="P3">beginning, to the north pole, an end. Even though I do understand their idealism, I maintain that the</text:p>
      <text:p text:style-name="P3">shape of the universe could actually be something very different from a perfect sphere, depending on</text:p>
      <text:p text:style-name="P3">the rules you choose to represent knowledge, or the methods by which you try to understand the</text:p>
      <text:p text:style-name="P3">universe. Later, thinking about parallel universes, I tried to imagine how could an universe come to be.</text:p>
      <text:p text:style-name="P3">It seemed obvious that there had to be some sort of Supreme Binary. That is two beings from whose</text:p>
      <text:p text:style-name="P3">interaction a whole universe is sprout. Right then and there, I could see that this was verily the very</text:p>
      <text:p text:style-name="P3">source of logic. The last piece of the puzzle was figuring out that what we naively called a drain earlier</text:p>
      <text:p text:style-name="P3">is just an expected reference for the return of a product or result.</text:p>
      <text:p text:style-name="P3">In the end, the Theory of Resources came out to be a development on organicism, animism,</text:p>
      <text:p text:style-name="P3">informed with recent scientific knowledge. From organicism, informed with the mathematics behind</text:p>
      <text:p text:style-name="P3">quantum theory, we produce an axiom that states that anything, everything and nothing sprouts from</text:p>
      <text:p text:style-name="P3">the well of some primordial commodity, life force, energy if you may. This, we call the Primordial</text:p>
      <text:p text:style-name="P3">Resource of the Supreme Binary. It may be seen as a big whole cake of everything from which anything</text:p>
      <text:p text:style-name="P3">can be cut, created or produced just depending on the way it is cut. In computability theory, it’s as if</text:p>
      <text:p text:style-name="P3">the tape is the cake and the object produced is the thing computed with the machine’s instructions</text:p>
      <text:p text:style-name="P3">printed on it, or whatever. Then it is our prerogative that any product of resources is itself a resource.</text:p>
      <text:p text:style-name="P3">Now, the doctrine of organicism states that things organize spontaneously by themselves. Our</text:p>
      <text:p text:style-name="P3">theory of resources states that this apparently spontaneous organizational phenomenon is only</text:p>
      <text:p text:style-name="P3">emergent, for it depends solely on the initial conditions. When the Primordial Resource is tapped, the</text:p>
      <text:p text:style-name="P3">faucets used, or the methods of production, define every aspect of the behavior of the product. So, if</text:p>
      <text:p text:style-name="P3">things are terribly set in motion in a certain direction, they continue their duly course until they</text:p>
      <text:p text:style-name="P3">themselves are tapped by another. In other words, the change of motion of two objects in a simple</text:p>
      <text:p text:style-name="P3">elastic collision is, roughly speaking, the result of two resources with mechanical and material energy</text:p>
      <text:p text:style-name="P3">tapping into each other. So, “organization” is only the structural result of the interaction between</text:p>
      <text:p text:style-name="P3">affine objects. For nothing exists devoid of anything else!</text:p>
      <text:p text:style-name="P3">Now, as anything produced from a resource is just a resource in itself, we might encounter</text:p>
      <text:p text:style-name="P3">ourselves with a certain order of things. A genealogy of productions. This genealogy is not a strict</text:p>
      <text:p text:style-name="P3">hierarchy, for in a complete graph any vertex can lie at the top. But we can still represent it with some</text:p>
      <text:p text:style-name="P3">kind of graph. This brings us to the issue of teleology, arising from the notion of directions, which are</text:p>
      <text:p text:style-name="P3">set forth by the existence of logic. Were there no directions, there would be no beginning, no ends, no</text:p>
      <text:p text:style-name="P3">differences, no boundaries, not even existence, because we have to delimit the existent from the</text:p>
      <text:p text:style-name="P3">nonexistent. So, it is also the prerogative of the Theory of resources that they hold their own beginning</text:p>
      <text:p text:style-name="P3">and their own ends. That is, whatever is produced from them ought to return to them somehow.</text:p>
      <text:p text:style-name="P3">The last of the doctrines we’re about to discuss is very mathematical. That of animism.</text:p>
      <text:p text:style-name="P3">Animism states that everything that we can single out has its own unique essence, and that there are</text:p>
      <text:p text:style-name="P3">characteristics from that object we can find in another. What we want to say is that it is verily so,</text:p>
      <text:p text:style-name="P3">because the structural form of the methods by which it an object is produced, or by which part of it is,</text:p>
      <text:p text:style-name="P3">can be the same as that of another. That is, that we may be able to objectively describe the essence of</text:p>
      <text:p text:style-name="P3">an object by the determination of its resources, knowing that we can, at most only refer to the Supreme</text:p>
      <text:p text:style-name="P3">Binary which begot it all. Thus, our understanding of the world might only be limited, firsthand, by the</text:p>
      <text:p text:style-name="P3">kinds of resources we’re acquainted with, and by our dedication to the analytical enterprise. In a sense,</text:p>
      <text:p text:style-name="P3">analysis is a kind of faucet with which we can tap into an object’s essence.</text:p>
      <text:p text:style-name="P3"/>
      <text:p text:style-name="P3">FIRST INSTRUCTIONS</text:p>
      <text:p text:style-name="P3">1. The Supreme Binary is composed of the Primordial Binary and the Supreme Intelligence.</text:p>
      <text:p text:style-name="P3">2. The Primordial Resource of theSupreme Binary is the Well of the Vital Impetus.</text:p>
      <text:p text:style-name="P3">3. The Vital Impetus is the commodity from which both everything and nothing Spring.</text:p>
      <text:p text:style-name="P3">4. The Primordial Binary is composed of Supreme Intelligence and Vital Impetus.</text:p>
      <text:p text:style-name="P3">5. The Well of Vital Impetus, has a drain and a source, which describe all Acts.</text:p>
      <text:p text:style-name="P3">6. From the Primordial Resource, we can extract One Resource of Vital Impetus.</text:p>
      <text:p text:style-name="P3">7. This Results in the existence of Two Resources by the Act of Production.</text:p>
      <text:p text:style-name="P3">8. By uniting Two Resources with Supreme Intelligence, we have a Binary.</text:p>
      <text:p text:style-name="P3">9. This Results in the existence of One Resource in the Act of Composition.</text:p>
      <text:p text:style-name="P3">10. By deducing the Two Resources from a Binary, we have Three Resources.</text:p>
      <text:p text:style-name="P3"><text:soft-page-break/>11. From the interaction of Resources, we have the Infinite Ocean of Multiplicities.</text:p>
      <text:p text:style-name="P3">12. We can drain the Result of any Act into the source of any Resource or Act.</text:p>
      <text:p text:style-name="P3">13. When the Result of any Act is drained back into its Original Resources, it’s Good.</text:p>
      <text:p text:style-name="P3">14. It’s Evil to impede the return of the Vital Impetus to the Primordial Resource.</text:p>
      <text:p text:style-name="P3"/>
      <text:p text:style-name="P3"/>
      <text:p text:style-name="P3">ORDER OF INTIMACY</text:p>
      <text:p text:style-name="P3">From being total and complete strangers, any</text:p>
      <text:p text:style-name="P3">one of us can become acquainted of the other.</text:p>
      <text:p text:style-name="P3">Then, after some superficial social interaction,</text:p>
      <text:p text:style-name="P3">can we move on to the exchange of ideas or</text:p>
      <text:p text:style-name="P3">things. If such interactions result pleasant to</text:p>
      <text:p text:style-name="P3">both of us, we could go on dates and spend</text:p>
      <text:p text:style-name="P3">some time alone with each other. If on any</text:p>
      <text:p text:style-name="P3">such occasion the situation arises in which we</text:p>
      <text:p text:style-name="P3">are moved to invest in each other’s growth and</text:p>
      <text:p text:style-name="P3"><text:s/>share deeper secrets in intimacy, we should</text:p>
      <text:p text:style-name="P3">better do it right. Enjoying each of the other,</text:p>
      <text:p text:style-name="P3">should we find ourselves rearing a child, or</text:p>
      <text:p text:style-name="P3">advancing this religious organization, may our</text:p>
      <text:p text:style-name="P3">Supreme Intelligence behold the Primordial</text:p>
      <text:p text:style-name="P3">Binary, so that The Supreme Binary becomes</text:p>
      <text:p text:style-name="P3">absolutely manifest in us with Vital Impetus.</text:p>
      <text:p text:style-name="P3">The Best of Consequences and Success for All!</text:p>
      <text:p text:style-name="P3"/>
      <text:p text:style-name="P8"/>
      <text:p text:style-name="P10">S O C I A L D Y N A M I C S</text:p>
      <text:p text:style-name="P3">Introduction</text:p>
      <text:p text:style-name="P3">Social dynamics act as forces on particles where the unit is a person and the forces are volitive.</text:p>
      <text:p text:style-name="P3">In whatever immaterial plane a person exists, even when there's not such a thing, these forces</text:p>
      <text:p text:style-name="P3">emanate from their respective points. Through those points, the real person is affected.</text:p>
      <text:p text:style-name="P3">Now, imagine a map from this supposed plane to space-time, where every point of personality</text:p>
      <text:p text:style-name="P3">is located at the center of mass, only to show the relation that they're in proximity.</text:p>
      <text:p text:style-name="P3">From these centre-points, project a bubble of influence of variable-but-uniform densities</text:p>
      <text:p text:style-name="P3">mapped to the intensity of any kind of different interactions between those persons across Time,</text:p>
      <text:p text:style-name="P3">viewed in a Classical sense, since relativistic time is redundant. That is, relativity is already taken care</text:p>
      <text:p text:style-name="P3">of by the motions of the bodies in real, immediate space.</text:p>
      <text:p text:style-name="P3">Then, we see that, sometimes, since the directions and intensities of the interactions between</text:p>
      <text:p text:style-name="P3">persons are volitive, the persons in proximity to some Victim might be found to be actually rejecting</text:p>
      <text:p text:style-name="P3">the Victim, because forces can be negative or positive, or skewed, or whatever, among other things.</text:p>
      <text:p text:style-name="P3">I</text:p>
      <text:p text:style-name="P3">These bubbles are multiform. They have different shapes determined by the surface of their</text:p>
      <text:p text:style-name="P3">boundaries, with the points of personality inside of them. This shape and its respective intensity vary</text:p>
      <text:p text:style-name="P3">across space-time at which, at any instant of an interaction taking place, there is a measure of how far</text:p>
      <text:p text:style-name="P3">the will of a person regarding another is from the will of that person's self-regard, and a measure of the</text:p>
      <text:p text:style-name="P3">reach of this person's affections whose intentions might be directed toward such will, seeing that</text:p>
      <text:p text:style-name="P3">they're not always at the same proximity and taking into account that the energies of such affections</text:p>
      <text:p text:style-name="P3">dissipate, sometimes, sometimes disappearing at a finite distance in any direction from the person we</text:p>
      <text:p text:style-name="P3">have reduced to be located at it's centre-point.</text:p>
      <text:p text:style-name="P3">We can, however, notice that a person might have different wills regarding another with respect</text:p>
      <text:p text:style-name="P3">to different areas of the human condition. So, we can select a particular matter of the human condition</text:p>
      <text:p text:style-name="P3">and plot their intentions, as previously illustrated, for each one of them, with every bubble in</text:p>
      <text:p text:style-name="P3">superposition with respect to the specific characteristics of the forces at play regarding the interaction</text:p>
      <text:p text:style-name="P3">under that condition across space-time. Then, you can slice that data in some ways in order to find</text:p>
      <text:p text:style-name="P3">some information pertaining to the persons represented. Then, if we're able to, we might enrich the</text:p>
      <text:p text:style-name="P3">dataset with the data of other kinds of social interactions between those persons, in superposition as</text:p>
      <text:p text:style-name="P3">well.</text:p>
      <text:p text:style-name="P3">We might even find some mathematical catastrophes!</text:p>
      <text:p text:style-name="P3">II</text:p>
      <text:p text:style-name="P3">Let's now examine the effect of a series of social interactions on a particular person. Under a certain</text:p>
      <text:p text:style-name="P3">condition, such interactions may affect a person's perception of reality, or state-of-existence, urging</text:p>
      <text:p text:style-name="P3">the Victim to act in a certain manner in accordance with some threshold. These thresholds vary</text:p>
      <text:p text:style-name="P3">depending on the person's state-of-being at any particular instant, and different intensities might</text:p>
      <text:p text:style-name="P3">trigger different behaviors. That is, there is a scale to which we can relate a person's actions in the</text:p>
      <text:p text:style-name="P3">context of the condition in question to the sum of the the wills of a number of persons toward the</text:p>
      <text:p text:style-name="P3">Victim. That people react differently on different circumstances.</text:p>
      <text:p text:style-name="P3">Notice that there's a difference between state-of-existence and state-of-being. State-of-being</text:p>
      <text:p text:style-name="P3">remits to a person's sense of self-esteem, while the state-of-existence is how a person perceives being</text:p>
      <text:p text:style-name="P3">esteemed by others. These perceptions may easily affect the Victim's sense self-esteem, and the</text:p>
      <text:p text:style-name="P3">Victim's reaction to such wills may affect the take the neighbors have on the Victim.</text:p>
      <text:p text:style-name="P3">As an example. A social interaction might influence a person into considering suicide when</text:p>
      <text:p text:style-name="P3">faced with some extreme rejection by other people.</text:p>
      <text:p text:style-name="P3">On the other hand, a person might find it easy to achieve success with the support and</text:p>
      <text:p text:style-name="P3">encouragement of other people.</text:p>
      <text:p text:style-name="P3">III</text:p>
      <text:p text:style-name="P3">Going the other way around, if we know the intensity of the wills directed towards a Victim, but not the</text:p>
      <text:p text:style-name="P3">Victim's self-esteem, we can statistically model the thresholds function by interpolating the kinds</text:p>
      <text:p text:style-name="P3">Victim's actions at a certain moment in time against the intensities of the wills at that moment.</text:p>
      <text:p text:style-name="P3">We need to know how to describe a person's actions. That is to identify the sources of the</text:p>
      <text:p text:style-name="P3">intentions of a willed action. There are, at least four sources: good, evil, indifference, and ambivalence.</text:p>
      <text:p text:style-name="P3">The latter two are redundant if we think about the former two as a complex number. (a+bi)</text:p>
      <text:p text:style-name="P3"><text:soft-page-break/>This way, we can, without interrupting a group of people, merely by observation, given an</text:p>
      <text:p text:style-name="P3">absolute moral criteria and sufficient resources, compute the interactions between them at that</text:p>
      <text:p text:style-name="P3">moment. Then, when sufficiently and oftenly repeated, we might be able to have enough information</text:p>
      <text:p text:style-name="P3">to model the psyche of a particular person, for we can measure that person's reaction to a social</text:p>
      <text:p text:style-name="P3">interaction with the same absolute criteria we used to measure the other people’s actions under a</text:p>
      <text:p text:style-name="P3">certain condition, or whatever.</text:p>
      <text:p text:style-name="P3">IV</text:p>
      <text:p text:style-name="P3">There are lies and there is also deception. A person's behavior might not appear to correlate to the</text:p>
      <text:p text:style-name="P3">source of its intentions, while still under it's will, unless coerced by another party. A person can be</text:p>
      <text:p text:style-name="P3">forced to behave against his will. A person can willingly or unknowingly become an agent of someone</text:p>
      <text:p text:style-name="P3">else’s will. The degree of influence people have over others amplifies or attenuates the intensity of the</text:p>
      <text:p text:style-name="P3">perceived state-of-existence.</text:p>
      <text:p text:style-name="P3">V</text:p>
      <text:p text:style-name="P3">Here, we make an experimental approach to a social issue. Take, for example, an office space. In that</text:p>
      <text:p text:style-name="P3">space, a number of people are able to interact with each other. Employees, plumbers, interns, kids,</text:p>
      <text:p text:style-name="P3">landlords, supervisors, co-workers, stalkers, confused persons, etc. We’re interested only in the</text:p>
      <text:p text:style-name="P3">interactions between two particular persons in a very particular case of workplace harassment.</text:p>
      <text:p text:style-name="P3">Suppose, one Monday morning, an employee, Alice, catches feelings for another, Bob, by</text:p>
      <text:p text:style-name="P3">means of direct interaction. Bob also felt something special at that moment. But, since he had</text:p>
      <text:p text:style-name="P3">previously overheard that Alice had the reputation of being somewhat of a slut, he resolves that it’s</text:p>
      <text:p text:style-name="P3">better to ignore all her advances, no explanations needed. Alice befuddled by such a cold reaction</text:p>
      <text:p text:style-name="P3">decides to put on an elaborate ruse in order to impress him. For a week, Alice leaves a piece of</text:p>
      <text:p text:style-name="P3">chocolate, his favorite, on his desk, with a note that reads «With love, from Alice, to Bob.» And, each</text:p>
      <text:p text:style-name="P3">day, he throws it all away in her face. First thing next Monday morning, he files a harassment</text:p>
      <text:p text:style-name="P3">complaint against her. He’s fed up. She loses her job.</text:p>
      <text:p text:style-name="P3">The question is the following. Whose behavior is more inappropriate, Alice’s following her</text:p>
      <text:p text:style-name="P3">heart, or Bob’s following corporate policy and blindly giving in to gossip and prejudice?On kerning.</text:p>
      <text:p text:style-name="P3">I have a beat. And If I draw the stems of my letters in such a way that they lie evenly spaced, or at regular or at harmonious intervals, and in a manner, particularly related to the widths of such stems. Then we have a series of parameters that define the rhythm of our typeface. If we know the relation of a glyph to the grid of the beat, we may be able to space our characters well, so that their stems create a pattern.</text:p>
      <text:p text:style-name="P3"/>
      <text:p text:style-name="P3">Philosophy of Typeface Kerning</text:p>
      <text:p text:style-name="P3">What is kerning? What do we want to achieve with it?</text:p>
      <text:p text:style-name="P3"/>
      <text:p text:style-name="P3">So, Conway’s numbers are binary trees? Must investigate further.</text:p>
      <text:p text:style-name="P3"/>
      <text:p text:style-name="P3">We need to define what the base-2 logarithm of omega means. In Chapter 3 of Surreal Numbers, Conway cites Simon Norton…</text:p>
      <text:p text:style-name="P3">What shape does the function 1/x have in the Surreal Numbers?</text:p>
      <text:p text:style-name="P3">What is the shape of the exponential function in the Surreal Numbers?</text:p>
      <text:p text:style-name="P3"/>
      <text:p text:style-name="P3">If, instead of halving our unit circle,</text:p>
      <text:p text:style-name="P3"/>
      <text:p text:style-name="P3">If we define logarithm to be the integral of 1/x, then the logarithm of</text:p>
      <text:p text:style-name="P3">The sum of (1/n) - (1/(n+1)) for n in (0,omega) equals pi*r^2/2 – pi*(r/2)^2/2</text:p>
      <text:p text:style-name="P3">Is the sum of </text:p>
      <text:p text:style-name="P3"/>
      <text:p text:style-name="P3">If the Surreal numbers are those between the Real Numbers, does it suffice if L and R are only reals to construct the Surreals? Because, if I construct the Natural numbers in terms of the power set of any previous set, starting with 0 = {}, then 1 = {{}}, 2 = {{},{{}}}, 3 = {{},{{}},{{},{{}}},{{{}}}}, … </text:p>
      <text:p text:style-name="P3">Note that this definition differs from Von Neumann’s. For Von Neumann, </text:p>
      <text:p text:style-name="P3">3 = { {} , {{}} , {{},{{}}} } . That is n = |S(n)|.</text:p>
      <text:p text:style-name="P3"><text:soft-page-break/>Then, for each Natural n&gt;0, n equals the depth of P(n). The depth of the nth composition of the function y(0) = {} with the function y(n+1)= P(y(n)) will always equal n. The depth means what’s the most curly braces you have to break into in order to get to any of the empty sets contained the set.</text:p>
      <text:p text:style-name="P3"/>
      <text:p text:style-name="P3">4 = { {}, {{}}, {{},{{}}}, {{{}}}, {{{},{{}}}}, {{{{}}}}, {{},{{},{{}}}}, {{},{{{}}}}, {{{}},{{},{{}}}}, {{{}},{{{}}}}, {{{},{{}}},{{{}}}}, {{},{{}},{{},{{}}}}, {{},{{}},{{{}}}}, {{{}},{{},{{}}},{{{}}}}, {{},{{},{{}}},{{{}}}}, {{},{{}},{{},{{}}},{{{}}}} }</text:p>
      <text:p text:style-name="P3"/>
      <text:p text:style-name="P3">We want to know, for example, what is 2+3. Could it be the cartesian product?</text:p>
      <text:p text:style-name="P3">Let’s check: 0+0 = {}×{} = {} = 0. Good. 0+1 = {}×{{}} = {{}} = 1. Okay, good. What about the following. 1+1 = {{}}×{{}} = {{},{{}},{{},{}}}, but {{},{}} = {{}}. So, 1+1 = {{},{{}},{{}}} = {{},{{}}} = 2. Neat.</text:p>
      <text:p text:style-name="P3"/>
      <text:p text:style-name="P3">For defining the Cartesian product of the sets A and B, with the typical Kuratowski's definition of a pair (a,b) as {{a},{a,b}}, an appropriate domain is the set 𝑃(𝑃(𝐴∪𝐵)) where 𝑃 denotes the power set. Then the Cartesian product of the sets 𝐴 and 𝐵 would be defined as</text:p>
      <text:p text:style-name="P3">A × B = { x in P(P(A∪B)) | there are a in A and b in B : x=(a,b)}</text:p>
      <text:p text:style-name="P3"/>
      <text:p text:style-name="P3">For 0+0 = {}×{} = { x in P(P({}∪{})) | a in {} and b in {} : x = {{a},{a,b}} }</text:p>
      <text:p text:style-name="P3">{}∪{} = {}, so P(P({}∪{})) = P(P({})) = P({{}}) = {{},{{}}} (= 2). Then {}×{} = { x in {{},{{}}} | a in {} and b in {} : x = {{a},{a,b}} } = </text:p>
      <text:p text:style-name="P3">{ {}, {{},{{}}}, {{{}}}, </text:p>
      <text:p text:style-name="P3"/>
      <text:p text:style-name="P3">2+1 = {{},{{}}}×{{}} = {{},{{},{}},{{{}},{}},{{{}}}} = {{},{{}},{{},{{}}},{{{}}}} = 3</text:p>
      <text:p text:style-name="P3"/>
      <text:p text:style-name="P3">Because of the way we have constructed our Integers, by recursively applying the Power Set function on the empty set, the cartesian product between the sets that represent our numbers becomes commutative.</text:p>
      <text:p text:style-name="P3"/>
      <text:p text:style-name="P3">2+3 = {{},{{}}}×{{},{{}},{{},{{}}},{{{}}}} = </text:p>
      <text:p text:style-name="P3">{ {}, {{}}, {{{}}}, {{{},{{}}}}, {{{{}}}}, {{},{}}, {{},{{}}}, {{},{{},{{}}}}, {{},{{{}}}}, {{{}},{}}, {{{}},{{}}}, {{{}},{{},{{}}}}, {{{}},{{{}}}} } =</text:p>
      <text:p text:style-name="P3">{ {}, {{}}, {{{}}}, {{{},{{}}}}, {{{{}}}}, {{},{{}}}, {{},{{},{{}}}}, {{},{{{}}}}, <text:s/>{{{}},{{},{{}}}}, {{{}},{{{}}}} } =</text:p>
      <text:p text:style-name="P3"/>
      <text:p text:style-name="P3"/>
      <text:p text:style-name="P3"/>
      <text:p text:style-name="P3">What would 3-2 be?</text:p>
      <text:p text:style-name="P3"/>
      <text:p text:style-name="P3">The Cartesian product X×Y of sets X, Y is the set of all ordered pairs (x, y)</text:p>
      <text:p text:style-name="P3"><text:s/>with x in X and y in Y. If X = Y, we often write X×X = X². Two ordered</text:p>
      <text:p text:style-name="P3"><text:s/>pairs (x₁, y₁), (x₂, y₂) in X×Y are equal if and only if x₁ = x₂ and y₁ = y₂. Thus,</text:p>
      <text:p text:style-name="P3"><text:s/>(x, y) ¬= (y, x) unless x = y. This contrasts with sets where { x, y } = { y, x }.</text:p>
      <text:p text:style-name="P3"/>
      <text:p text:style-name="P3">{}×{} = { {{}, {{}, {}}} }</text:p>
      <text:p text:style-name="P3"/>
      <text:p text:style-name="P3">The successive application of mappings leads to the notion of the composition of functions. The composition of functions f : X -&gt; Y and g : Y -&gt; Z is the function g o f : X -&gt; Z defined by (g o f)(x) = g(f(x)). </text:p>
      <text:p text:style-name="P3"/>
      <text:p text:style-name="P3">The Cartesian product of X and Y is the set of all pairs (x, y) such that</text:p>
      <text:p text:style-name="P3">x E X and y E Y:</text:p>
      <text:p text:style-name="P3">(1.6) X × Y = {(x, y) : x in X and Y in Y}</text:p>
      <text:p text:style-name="P3">For the formal definition of an ordered pair, we take</text:p>
      <text:p text:style-name="P3">(a, b) = {{a}, {a, b}}</text:p>
      <text:p text:style-name="P3"/>
      <text:p text:style-name="P3">{}×{} = { ({}, {}) } = { {{{}}, {{},{}}} } = { {{{}}, {{}}} } = { {{{}}} }</text:p>
      <text:p text:style-name="P3">We thus define a + 1 = a union {a} (the successor of a).</text:p>
      <text:p text:style-name="P3"/>
      <text:p text:style-name="P3">On reading Conway’s On Numbers and Games, it is clear that he constructs the surreal numbers No in a manner such that {L|R} is an ordered pair, and the ordinals On as a successor in Von Neumann’s approach. Compare for set n <text:soft-page-break/>in natural numbers N, n+1 = {n}, with for α = {β&lt;α|} in the set S = {β&lt;α|} of ordinals On, the ordinal {S|} &gt;= any α in S. {S|} = {{β&lt;α|}|}</text:p>
      <text:p text:style-name="P3">Nevermind. Three questions. Is the area of a circle consistent? How big do I need k such that ω/k &lt;= n? ω &lt;= kn. Let k = ω/n. Then ω/k = n &lt;= n.</text:p>
      <text:p text:style-name="P3"/>
      <text:p text:style-name="P3">What do functions look like? It’s obvious what y₁ = x looks like. What does y₂ = ½ × x² + c look like? y₂ = Integral of { y₁ = xdx }</text:p>
      <text:p text:style-name="P3"/>
      <text:p text:style-name="P3">What does f(½ω) look like? </text:p>
      <text:p text:style-name="P3">What does f(x) = x² look like?</text:p>
      <text:p text:style-name="P3">f(½ω) = (½ω)² = (1/2²)(ω²) = ¼ω²</text:p>
      <text:p text:style-name="P3">Where is this point?</text:p>
      <text:p text:style-name="P3"/>
      <text:p text:style-name="P3">First, ω² = ω × ω = </text:p>
      <text:p text:style-name="P3"/>
      <text:p text:style-name="P3">….</text:p>
      <text:p text:style-name="P3">So, We need to learn Geometric Algebra. If so, using…</text:p>
      <text:p text:style-name="P3">For Surreal Geometry, we need a Surreal Geometry Algebra. If we can write a program that does arbitrary precision geometric operations over the Surreal Numbers, if we write a program that solves algebraic … we can use lambda…</text:p>
      <text:p text:style-name="P3"/>
      <text:p text:style-name="P3">Let’s define the Natural Numbers in the Von Neumann fashion, where 0 = {} in N and, for any n in N, n+1 = nU{n} is also in N. </text:p>
      <text:p text:style-name="P3">Let’s define the Rational Numbers R as an ordered pair (n, m) = n/m, for which n, m in N are positive. If n = 0, n/m = 0.</text:p>
      <text:p text:style-name="P3"/>
      <text:p text:style-name="P3">Let’s define a glyph as a collection of directed closed paths in 2D. A path is composed of an ordered list of bounded linear primitives called sub-paths.</text:p>
      <text:p text:style-name="P3"/>
      <text:p text:style-name="P3">These sub-paths are concatenated end to end, without gaps.</text:p>
      <text:p text:style-name="P3">These paths can be any bounded curve, including the circle, straight line segments, Bezier curves. What about polynomials? As long as you can express a curve algebraically, we should be able to determine its value at any of its length. Let these curves also be “smooth” (differentiable and continuous) okay, no space-filling curves.</text:p>
      <text:p text:style-name="P3"/>
      <text:p text:style-name="P3">What if We created Kern tables between different typefaces?</text:p>
      <text:p text:style-name="P3">Not just kerning. Not Just type design. Social Programming? Where we build things together? Case in point. The demoscene.</text:p>
      <text:p text:style-name="P3"/>
      <text:p text:style-name="P3">When we drop an object, it falls to the earth, because the “space” between the object and the earth shrinks or contracts</text:p>
      <text:p text:style-name="P3"/>
      <text:p text:style-name="P3">What if we do software as a service. Or what if the kerning program becomes inexorably linked to the font file, and once the kerning is finished, it self-destructs, leaving the font file with its proper kerning tables. You pay $25… I should make the currency signs smaller.</text:p>
      <text:p text:style-name="P3">Well. Then, if I’m going into the business of Type Design, I’d better do my own design suite.</text:p>
      <text:p text:style-name="P3"/>
      <text:p text:style-name="P3">There are moments in every man’s life who truly “gets it” in which he wrestles and grapples with Death. First, one must learn that one must Die. Secondly, one must stop oneself from suicide, and for Good Reason. Third-most, one must realize that these events are related and that they seem to lead somewhere. Most certainly, of all places, Death. Hopefully, Heaven.</text:p>
      <text:p text:style-name="P3">After a long journey, a man, tired of searching and looking for not only a meaning for his life, but a definite answer to all the questions he and those who lived before him asked, after suffering the bouts and claims of those who prefer not to bother themselves with these matters, at last, he finds himself in awe at the immense Glory of Divine Perfection. To the untrained eye, it might all seem like nothing. But once you begin to delve into its mysteries and appreciate the subtleties of its greatness, no matter what the naysayers think, nor what the blind and deluded strive <text:soft-page-break/>for, you realize that peace is more than possible – it’s immediate and only disturbed by our misinformed desires. I only everyone could see this, it would be the last of revolutions.</text:p>
      <text:p text:style-name="P3">On Type Production</text:p>
      <text:p text:style-name="P3">Kerning also depends on the resolution.<text:line-break/>Even if it's a mechanical procedure, if it's necessary a procedure for a typeface to work as the designer intended, the designer must be aware of all the scenarios his type will be used in, and must ensure the type works properly in every case. <text:line-break/>The question is, how can we provide hinting and kerning for variable and color fonts? <text:line-break/>Even the spaces need hinting and kerning! <text:line-break/>For large sets of glyphs this is impractical.<text:line-break/><text:line-break/>A windowing system. <text:line-break/>One window per glyph. </text:p>
      <text:p text:style-name="P3">What about the human experience is worth preserving in art.<text:line-break/><text:line-break/>Take the city of New York. Where fine art is the label they put on scribbles on a cloth. A city where it is pretty clear who's being exploited and who's doing the exploiting. Yet it is all legitimized by the fact that everyone believes that having money, and more of it, is conducive to the attainment of happiness. <text:line-break/><text:line-break/>Yet, as a right, the pursuit of happiness does not provide any real, or tangible, guidelines to describe the nature of any methods by which we could be happy. <text:line-break/><text:line-break/>So, money as legal tender, serves as an instrument for this purpose. But at the expense of the exploited. </text:p>
      <text:p text:style-name="P3">Can you imagine if John Dee did get to find the philosophers stone and is still alive, like Cagloistro.<text:line-break/><text:line-break/><text:line-break/><text:line-break/>What if in the best future, people leave earth for Mars, and the best minds leave with them? What if someone who wasn't supposed to leave gets shanghaied or ships with them accidentally.<text:line-break/><text:line-break/>¡Una nívola! NANOWRIMO<text:line-break/><text:line-break/>I can't remember who it was who said it, that things are funny, because there is something mechanical about them. Henri Bergson.<text:line-break/><text:line-break/>So, let's talk about numbers. And about the space of numbers. <text:line-break/>For a long time, we've discoursed about numbers, differentiating between them with an inequality operator. This operator induces an order into our numbers. But numbers are interrelated with each other in many ways.<text:line-break/><text:line-break/>This means, between any two different numbers, they're is at least one unique relation. Then, if our set of numbers is infinite, then, for each number, we must have an equally infinite set of relations.<text:line-break/><text:line-break/>So, let's pick a number. </text:p>
      <text:p text:style-name="P3">I want to be able to write a program in natural language, and have the program ask for definitions until it understand what it needs to do, and them do it.<text:line-break/><text:line-break/>The thing is for definitions to be reusable. </text:p>
      <text:p text:style-name="P3">I think you can order all information into a space. <text:line-break/>And if you have a vector, unique, that accesses that information, you can compress all knowledge into a single magnitude. </text:p>
      <text:p text:style-name="P3">I want a system I can compile only once. Then, you can feed it text via file or keyboard input.<text:line-break/>These texts then modify the system and dictate its behavior.<text:line-break/><text:line-break/>We have two options: <text:line-break/>One is to make it a UEFI application or a standalone operating system. The other is to make it a Windows or Linux <text:soft-page-break/>application. <text:line-break/><text:line-break/>For the first one, you get complete control of the machine and, in real mode, you get to use firmware drivers and various interrupts.<text:line-break/>For the second one, we get locked into an operating system, but can take advantage of its framework.<text:line-break/><text:line-break/>We're going to stand on this rock: <text:line-break/>1. I expect Windows 11 to work for at most 2 years. Microsoft is pushing ARM devices. With the Windows App SDK, we secure our code to run on these machines. Next time, buy Windows Pro.<text:line-break/>2. C++ is quite portable. But it's cool to have Windows. <text:line-break/><text:line-break/>It's this like an EMACS ?<text:line-break/><text:line-break/>If we start with a simple interpreter, to assemble and execute machine code at runtime... That means we have to learn the whole x64 instruction set. <text:line-break/><text:line-break/>Then, how do we<text:line-break/><text:line-break/>We have an already available high-level language with which to describe or systems, C++. If we need some logical modules, we can use lambdas. </text:p>
      <text:p text:style-name="P3"/>
      <text:p text:style-name="P3">It could be a goal to produce fonts that reduce the fill density while increasing impact of the letter form. It's recognizability and legibility. Maybe relative to the point size or the 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1" svg:font-family="'Liberation Serif'" style:font-pitch="variable"/>
    <style:font-face style:name="OpenSymbol" svg:font-family="OpenSymbol" style:font-pitch="variable"/>
    <style:font-face style:name="OpenSymbol1" svg:font-family="OpenSymbol" style:font-adornments="Regular" style:font-pitch="variable"/>
    <style:font-face style:name="Constantia" svg:font-family="Constant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loext:hyphenation-keep-type="column"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hyphenation-keep-type="column" fo:margin-top="0in" fo:margin-bottom="0in" fo:line-height="115%"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WW_29_" style:next-style-name="Text_20_body_20__28_WW_29_" style:class="text">
      <style:paragraph-properties fo:margin-top="0.1665in" fo:margin-bottom="0.0835in" fo:keep-with-next="always"/>
      <style:text-properties style:font-name="Liberation Sans" fo:font-size="14pt" style:font-name-asian="Microsoft YaHei" style:font-size-asian="14pt"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_20__28_WW_29_" style:class="list"/>
    <style:style style:name="Caption" style:family="paragraph" style:parent-style-name="Standard_20__28_WW_29_"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loext:hyphenation-keep-type="column" fo:margin-top="0in" fo:margin-bottom="0in"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WW_29_" style:display-name="Text body (WW)" style:family="paragraph" style:parent-style-name="Standard_20__28_WW_29_">
      <style:paragraph-properties fo:margin-top="0in" fo:margin-bottom="0.0972in" fo:line-height="115%"/>
    </style:style>
    <style:style style:name="LO-normal" style:family="paragraph">
      <style:paragraph-properties loext:hyphenation-keep-type="column" fo:margin-top="0in" fo:margin-bottom="0in" fo:text-align="start" style:justify-single-word="false" fo:orphans="2" fo:widows="2" fo:hyphenation-ladder-count="no-limit" style:vertical-align="baseline" style:writing-mode="lr-tb"/>
      <style:text-properties style:font-name="Times New Roman" style:font-name-asian="0" style:font-name-complex="0"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fo:text-indent="0in" style:auto-text-indent="false"/>
      <style:text-properties style:font-name-complex="Mangal"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2" style:font-name-complex="OpenSymbol2"/>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beration Serif1" style:font-name-asian="OpenSymbol2" style:font-name-complex="OpenSymbol2"/>
    </style:style>
    <style:style style:name="ListLabel_20_20" style:display-name="ListLabel 20" style:family="text">
      <style:text-properties style:font-name="Liberation Serif1" style:font-name-asian="OpenSymbol2" style:font-name-complex="OpenSymbol2"/>
    </style:style>
    <style:style style:name="ListLabel_20_21" style:display-name="ListLabel 21" style:family="text">
      <style:text-properties style:font-name="Liberation Serif1" style:font-name-asian="OpenSymbol2" style:font-name-complex="OpenSymbol2"/>
    </style:style>
    <style:style style:name="ListLabel_20_22" style:display-name="ListLabel 22" style:family="text">
      <style:text-properties style:font-name="Liberation Serif1" style:font-name-asian="OpenSymbol2" style:font-name-complex="OpenSymbol2"/>
    </style:style>
    <style:style style:name="ListLabel_20_23" style:display-name="ListLabel 23" style:family="text">
      <style:text-properties style:font-name="Liberation Serif1" style:font-name-asian="OpenSymbol2" style:font-name-complex="OpenSymbol2"/>
    </style:style>
    <style:style style:name="ListLabel_20_24" style:display-name="ListLabel 24" style:family="text">
      <style:text-properties style:font-name="Liberation Serif1" style:font-name-asian="OpenSymbol2" style:font-name-complex="OpenSymbol2"/>
    </style:style>
    <style:style style:name="ListLabel_20_25" style:display-name="ListLabel 25" style:family="text">
      <style:text-properties style:font-name="Liberation Serif1" style:font-name-asian="OpenSymbol2" style:font-name-complex="OpenSymbol2"/>
    </style:style>
    <style:style style:name="ListLabel_20_26" style:display-name="ListLabel 26" style:family="text">
      <style:text-properties style:font-name="Liberation Serif1" style:font-name-asian="OpenSymbol2" style:font-name-complex="OpenSymbol2"/>
    </style:style>
    <style:style style:name="ListLabel_20_27" style:display-name="ListLabel 27" style:family="text">
      <style:text-properties style:font-name="Liberation Serif1" style:font-name-asian="OpenSymbol2" style:font-name-complex="OpenSymbol2"/>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Liberation Serif1" style:font-name-asian="OpenSymbol2" style:font-name-complex="OpenSymbol2"/>
    </style:style>
    <style:style style:name="ListLabel_20_47" style:display-name="ListLabel 47" style:family="text">
      <style:text-properties style:font-name="Liberation Serif1" style:font-name-asian="OpenSymbol2" style:font-name-complex="OpenSymbol2"/>
    </style:style>
    <style:style style:name="ListLabel_20_48" style:display-name="ListLabel 48" style:family="text">
      <style:text-properties style:font-name="Liberation Serif1" style:font-name-asian="OpenSymbol2" style:font-name-complex="OpenSymbol2"/>
    </style:style>
    <style:style style:name="ListLabel_20_49" style:display-name="ListLabel 49" style:family="text">
      <style:text-properties style:font-name="Liberation Serif1" style:font-name-asian="OpenSymbol2" style:font-name-complex="OpenSymbol2"/>
    </style:style>
    <style:style style:name="ListLabel_20_50" style:display-name="ListLabel 50" style:family="text">
      <style:text-properties style:font-name="Liberation Serif1" style:font-name-asian="OpenSymbol2" style:font-name-complex="OpenSymbol2"/>
    </style:style>
    <style:style style:name="ListLabel_20_51" style:display-name="ListLabel 51" style:family="text">
      <style:text-properties style:font-name="Liberation Serif1" style:font-name-asian="OpenSymbol2" style:font-name-complex="OpenSymbol2"/>
    </style:style>
    <style:style style:name="ListLabel_20_52" style:display-name="ListLabel 52" style:family="text">
      <style:text-properties style:font-name="Liberation Serif1" style:font-name-asian="OpenSymbol2" style:font-name-complex="OpenSymbol2"/>
    </style:style>
    <style:style style:name="ListLabel_20_53" style:display-name="ListLabel 53" style:family="text">
      <style:text-properties style:font-name="Liberation Serif1" style:font-name-asian="OpenSymbol2" style:font-name-complex="OpenSymbol2"/>
    </style:style>
    <style:style style:name="ListLabel_20_54" style:display-name="ListLabel 54" style:family="text">
      <style:text-properties style:font-name="Liberation Serif1" style:font-name-asian="OpenSymbol2" style:font-name-complex="OpenSymbol2"/>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Liberation Serif"/>
    </style:style>
    <style:style style:name="ListLabel_20_65" style:display-name="ListLabel 65" style:family="text">
      <style:text-properties style:font-name="Liberation Serif1" style:font-name-complex="Courier New"/>
    </style:style>
    <style:style style:name="ListLabel_20_66" style:display-name="ListLabel 66" style:family="text">
      <style:text-properties style:font-name="Liberation Serif1"/>
    </style:style>
    <style:style style:name="ListLabel_20_67" style:display-name="ListLabel 67" style:family="text">
      <style:text-properties style:font-name="Liberation Serif"/>
    </style:style>
    <style:style style:name="ListLabel_20_68" style:display-name="ListLabel 68" style:family="text">
      <style:text-properties style:font-name="Liberation Serif1" style:font-name-complex="Courier New"/>
    </style:style>
    <style:style style:name="ListLabel_20_69" style:display-name="ListLabel 69" style:family="text">
      <style:text-properties style:font-name="Liberation Serif1"/>
    </style:style>
    <style:style style:name="ListLabel_20_70" style:display-name="ListLabel 70" style:family="text">
      <style:text-properties style:font-name="Liberation Serif"/>
    </style:style>
    <style:style style:name="ListLabel_20_71" style:display-name="ListLabel 71" style:family="text">
      <style:text-properties style:font-name="Liberation Serif1" style:font-name-complex="Courier New"/>
    </style:style>
    <style:style style:name="ListLabel_20_72" style:display-name="ListLabel 72" style:family="text">
      <style:text-properties style:font-name="Liberation Serif1"/>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ternet_20_link" style:display-name="Internet link" style:family="text">
      <style:text-properties fo:color="#000080" style:text-underline-style="solid" style:text-underline-width="auto" style:text-underline-color="font-color"/>
    </style:style>
    <style:style style:name="Formula" style:family="graphic">
      <style:graphic-properties text:anchor-type="as-char" svg:y="0in" fo:margin-left="0.0791in" fo:margin-right="0.0791in" style:vertical-pos="middle" style:vertical-rel="text" fo:background-color="transparent" style:background-transparenc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59"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6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ermo Davila</meta:initial-creator>
    <meta:editing-cycles>17</meta:editing-cycles>
    <meta:creation-date>2024-10-09T01:43:00</meta:creation-date>
    <dc:date>2025-06-12T02:05:30.49</dc:date>
    <meta:editing-duration>PT20H7M35S</meta:editing-duration>
    <meta:generator>OpenOffice/4.1.15$Win32 OpenOffice.org_project/4115m2$Build-9813</meta:generator>
    <meta:document-statistic meta:table-count="1" meta:image-count="0" meta:object-count="2" meta:page-count="31" meta:paragraph-count="1001" meta:word-count="16856" meta:character-count="94854"/>
    <dc:creator>Reed Axewielder</dc:creator>
    <meta:user-defined meta:name="AppVersion">16.0000</meta:user-defined>
    <meta:template xlink:type="simple" xlink:actuate="onRequest" xlink:title="Normal.dotm" xlink:href=""/>
  </office:meta>
</office:document-meta>
</file>

<file path=Object 3/content.xml><?xml version="1.0" encoding="utf-8"?>
<math xmlns="http://www.w3.org/1998/Math/MathML" display="block">
  <semantics>
    <mrow>
      <mi>k</mi>
      <mo stretchy="false">=</mo>
      <mfrac>
        <mrow>
          <mn>2</mn>
          <mi>π</mi>
        </mrow>
        <mi>λ</mi>
      </mfrac>
    </mrow>
    <annotation encoding="StarMath 5.0">k = {2%pi} over {%lambda} </annotation>
  </semantics>
</math>
</file>

<file path=Object 4/content.xml><?xml version="1.0" encoding="utf-8"?>
<math xmlns="http://www.w3.org/1998/Math/MathML" display="block">
  <semantics>
    <mrow>
      <mi>λ</mi>
      <mo stretchy="false">=</mo>
      <mfrac>
        <mi>v</mi>
        <mi>f</mi>
      </mfrac>
    </mrow>
    <annotation encoding="StarMath 5.0">%lambda  = {v} over {f}  </annotation>
  </semantics>
</math>
</file>